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444cm" table:align="left"/>
    </style:style>
    <style:style style:name="Table1.A" style:family="table-column">
      <style:table-column-properties style:column-width="4.002cm"/>
    </style:style>
    <style:style style:name="Table1.B" style:family="table-column">
      <style:table-column-properties style:column-width="3.44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17cm" table:align="left"/>
    </style:style>
    <style:style style:name="Table2.A" style:family="table-column">
      <style:table-column-properties style:column-width="2.427cm"/>
    </style:style>
    <style:style style:name="Table2.B" style:family="table-column">
      <style:table-column-properties style:column-width="1.74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772cm" table:align="left"/>
    </style:style>
    <style:style style:name="Table3.A" style:family="table-column">
      <style:table-column-properties style:column-width="4.791cm"/>
    </style:style>
    <style:style style:name="Table3.B" style:family="table-column">
      <style:table-column-properties style:column-width="4.98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4.17cm" table:align="left"/>
    </style:style>
    <style:style style:name="Table4.A" style:family="table-column">
      <style:table-column-properties style:column-width="2.427cm"/>
    </style:style>
    <style:style style:name="Table4.B" style:family="table-column">
      <style:table-column-properties style:column-width="1.74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8.906cm" table:align="left"/>
    </style:style>
    <style:style style:name="Table5.A" style:family="table-column">
      <style:table-column-properties style:column-width="4.352cm"/>
    </style:style>
    <style:style style:name="Table5.B" style:family="table-column">
      <style:table-column-properties style:column-width="4.55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4.17cm" table:align="left"/>
    </style:style>
    <style:style style:name="Table6.A" style:family="table-column">
      <style:table-column-properties style:column-width="2.427cm"/>
    </style:style>
    <style:style style:name="Table6.B" style:family="table-column">
      <style:table-column-properties style:column-width="1.743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7.02cm" table:align="left"/>
    </style:style>
    <style:style style:name="Table7.A" style:family="table-column">
      <style:table-column-properties style:column-width="3.364cm"/>
    </style:style>
    <style:style style:name="Table7.B" style:family="table-column">
      <style:table-column-properties style:column-width="3.65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4.17cm" table:align="left"/>
    </style:style>
    <style:style style:name="Table8.A" style:family="table-column">
      <style:table-column-properties style:column-width="2.427cm"/>
    </style:style>
    <style:style style:name="Table8.B" style:family="table-column">
      <style:table-column-properties style:column-width="1.74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9.349cm" table:align="left"/>
    </style:style>
    <style:style style:name="Table9.A" style:family="table-column">
      <style:table-column-properties style:column-width="4.584cm"/>
    </style:style>
    <style:style style:name="Table9.B" style:family="table-column">
      <style:table-column-properties style:column-width="4.76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4.17cm" table:align="left"/>
    </style:style>
    <style:style style:name="Table10.A" style:family="table-column">
      <style:table-column-properties style:column-width="2.427cm"/>
    </style:style>
    <style:style style:name="Table10.B" style:family="table-column">
      <style:table-column-properties style:column-width="1.743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8.079cm" table:align="left"/>
    </style:style>
    <style:style style:name="Table11.A" style:family="table-column">
      <style:table-column-properties style:column-width="3.948cm"/>
    </style:style>
    <style:style style:name="Table11.B" style:family="table-column">
      <style:table-column-properties style:column-width="4.131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4.17cm" table:align="left"/>
    </style:style>
    <style:style style:name="Table12.A" style:family="table-column">
      <style:table-column-properties style:column-width="2.427cm"/>
    </style:style>
    <style:style style:name="Table12.B" style:family="table-column">
      <style:table-column-properties style:column-width="1.743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9.349cm" table:align="left"/>
    </style:style>
    <style:style style:name="Table13.A" style:family="table-column">
      <style:table-column-properties style:column-width="4.584cm"/>
    </style:style>
    <style:style style:name="Table13.B" style:family="table-column">
      <style:table-column-properties style:column-width="4.764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4.17cm" table:align="left"/>
    </style:style>
    <style:style style:name="Table14.A" style:family="table-column">
      <style:table-column-properties style:column-width="2.427cm"/>
    </style:style>
    <style:style style:name="Table14.B" style:family="table-column">
      <style:table-column-properties style:column-width="1.743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0.195cm" table:align="left"/>
    </style:style>
    <style:style style:name="Table15.A" style:family="table-column">
      <style:table-column-properties style:column-width="4.999cm"/>
    </style:style>
    <style:style style:name="Table15.B" style:family="table-column">
      <style:table-column-properties style:column-width="5.196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4.17cm" table:align="left"/>
    </style:style>
    <style:style style:name="Table16.A" style:family="table-column">
      <style:table-column-properties style:column-width="2.427cm"/>
    </style:style>
    <style:style style:name="Table16.B" style:family="table-column">
      <style:table-column-properties style:column-width="1.743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7.634cm" table:align="left"/>
    </style:style>
    <style:style style:name="Table17.A" style:family="table-column">
      <style:table-column-properties style:column-width="3.769cm"/>
    </style:style>
    <style:style style:name="Table17.B" style:family="table-column">
      <style:table-column-properties style:column-width="3.865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4.17cm" table:align="left"/>
    </style:style>
    <style:style style:name="Table18.A" style:family="table-column">
      <style:table-column-properties style:column-width="2.427cm"/>
    </style:style>
    <style:style style:name="Table18.B" style:family="table-column">
      <style:table-column-properties style:column-width="1.743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8.079cm" table:align="left"/>
    </style:style>
    <style:style style:name="Table19.A" style:family="table-column">
      <style:table-column-properties style:column-width="3.87cm"/>
    </style:style>
    <style:style style:name="Table19.B" style:family="table-column">
      <style:table-column-properties style:column-width="4.209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4.17cm" table:align="left"/>
    </style:style>
    <style:style style:name="Table20.A" style:family="table-column">
      <style:table-column-properties style:column-width="2.427cm"/>
    </style:style>
    <style:style style:name="Table20.B" style:family="table-column">
      <style:table-column-properties style:column-width="1.743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9.116cm" table:align="left"/>
    </style:style>
    <style:style style:name="Table21.A" style:family="table-column">
      <style:table-column-properties style:column-width="4.891cm"/>
    </style:style>
    <style:style style:name="Table21.B" style:family="table-column">
      <style:table-column-properties style:column-width="4.225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4.17cm" table:align="left"/>
    </style:style>
    <style:style style:name="Table22.A" style:family="table-column">
      <style:table-column-properties style:column-width="2.427cm"/>
    </style:style>
    <style:style style:name="Table22.B" style:family="table-column">
      <style:table-column-properties style:column-width="1.743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8.29cm" table:align="left"/>
    </style:style>
    <style:style style:name="Table23.A" style:family="table-column">
      <style:table-column-properties style:column-width="4.004cm"/>
    </style:style>
    <style:style style:name="Table23.B" style:family="table-column">
      <style:table-column-properties style:column-width="4.286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4.17cm" table:align="left"/>
    </style:style>
    <style:style style:name="Table24.A" style:family="table-column">
      <style:table-column-properties style:column-width="2.427cm"/>
    </style:style>
    <style:style style:name="Table24.B" style:family="table-column">
      <style:table-column-properties style:column-width="1.743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9.137cm" table:align="left"/>
    </style:style>
    <style:style style:name="Table25.A" style:family="table-column">
      <style:table-column-properties style:column-width="4.464cm"/>
    </style:style>
    <style:style style:name="Table25.B" style:family="table-column">
      <style:table-column-properties style:column-width="4.673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4.17cm" table:align="left"/>
    </style:style>
    <style:style style:name="Table26.A" style:family="table-column">
      <style:table-column-properties style:column-width="2.427cm"/>
    </style:style>
    <style:style style:name="Table26.B" style:family="table-column">
      <style:table-column-properties style:column-width="1.743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8.943cm" fo:margin-left="-0.016cm" table:align="left"/>
    </style:style>
    <style:style style:name="Table27.A" style:family="table-column">
      <style:table-column-properties style:column-width="4.419cm"/>
    </style:style>
    <style:style style:name="Table27.B" style:family="table-column">
      <style:table-column-properties style:column-width="4.524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4.17cm" table:align="left"/>
    </style:style>
    <style:style style:name="Table28.A" style:family="table-column">
      <style:table-column-properties style:column-width="2.427cm"/>
    </style:style>
    <style:style style:name="Table28.B" style:family="table-column">
      <style:table-column-properties style:column-width="1.743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9.364cm" fo:margin-left="-0.016cm" table:align="left"/>
    </style:style>
    <style:style style:name="Table29.A" style:family="table-column">
      <style:table-column-properties style:column-width="5.001cm"/>
    </style:style>
    <style:style style:name="Table29.B" style:family="table-column">
      <style:table-column-properties style:column-width="4.364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4.17cm" table:align="left"/>
    </style:style>
    <style:style style:name="Table30.A" style:family="table-column">
      <style:table-column-properties style:column-width="2.427cm"/>
    </style:style>
    <style:style style:name="Table30.B" style:family="table-column">
      <style:table-column-properties style:column-width="1.743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8.925cm" table:align="left"/>
    </style:style>
    <style:style style:name="Table31.A" style:family="table-column">
      <style:table-column-properties style:column-width="4.098cm"/>
    </style:style>
    <style:style style:name="Table31.B" style:family="table-column">
      <style:table-column-properties style:column-width="4.828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4.17cm" table:align="left"/>
    </style:style>
    <style:style style:name="Table32.A" style:family="table-column">
      <style:table-column-properties style:column-width="2.427cm"/>
    </style:style>
    <style:style style:name="Table32.B" style:family="table-column">
      <style:table-column-properties style:column-width="1.743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8.714cm" table:align="left"/>
    </style:style>
    <style:style style:name="Table33.A" style:family="table-column">
      <style:table-column-properties style:column-width="4.258cm"/>
    </style:style>
    <style:style style:name="Table33.B" style:family="table-column">
      <style:table-column-properties style:column-width="4.456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4.17cm" table:align="left"/>
    </style:style>
    <style:style style:name="Table34.A" style:family="table-column">
      <style:table-column-properties style:column-width="2.427cm"/>
    </style:style>
    <style:style style:name="Table34.B" style:family="table-column">
      <style:table-column-properties style:column-width="1.743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9.327cm" table:align="left"/>
    </style:style>
    <style:style style:name="Table35.A" style:family="table-column">
      <style:table-column-properties style:column-width="4.175cm"/>
    </style:style>
    <style:style style:name="Table35.B" style:family="table-column">
      <style:table-column-properties style:column-width="5.152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4.17cm" table:align="left"/>
    </style:style>
    <style:style style:name="Table36.A" style:family="table-column">
      <style:table-column-properties style:column-width="2.427cm"/>
    </style:style>
    <style:style style:name="Table36.B" style:family="table-column">
      <style:table-column-properties style:column-width="1.743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9.735cm" fo:margin-left="0.037cm" table:align="left"/>
    </style:style>
    <style:style style:name="Table37.A" style:family="table-column">
      <style:table-column-properties style:column-width="4.366cm"/>
    </style:style>
    <style:style style:name="Table37.B" style:family="table-column">
      <style:table-column-properties style:column-width="5.369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4.17cm" table:align="left"/>
    </style:style>
    <style:style style:name="Table38.A" style:family="table-column">
      <style:table-column-properties style:column-width="2.427cm"/>
    </style:style>
    <style:style style:name="Table38.B" style:family="table-column">
      <style:table-column-properties style:column-width="1.743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8.079cm" table:align="left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3.734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4.17cm" table:align="left"/>
    </style:style>
    <style:style style:name="Table40.A" style:family="table-column">
      <style:table-column-properties style:column-width="2.427cm"/>
    </style:style>
    <style:style style:name="Table40.B" style:family="table-column">
      <style:table-column-properties style:column-width="1.743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8.925cm" table:align="left"/>
    </style:style>
    <style:style style:name="Table41.A" style:family="table-column">
      <style:table-column-properties style:column-width="4.374cm"/>
    </style:style>
    <style:style style:name="Table41.B" style:family="table-column">
      <style:table-column-properties style:column-width="4.551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4.17cm" table:align="left"/>
    </style:style>
    <style:style style:name="Table42.A" style:family="table-column">
      <style:table-column-properties style:column-width="2.427cm"/>
    </style:style>
    <style:style style:name="Table42.B" style:family="table-column">
      <style:table-column-properties style:column-width="1.743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9.349cm" table:align="left"/>
    </style:style>
    <style:style style:name="Table43.A" style:family="table-column">
      <style:table-column-properties style:column-width="4.967cm"/>
    </style:style>
    <style:style style:name="Table43.B" style:family="table-column">
      <style:table-column-properties style:column-width="4.382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4.17cm" table:align="left"/>
    </style:style>
    <style:style style:name="Table44.A" style:family="table-column">
      <style:table-column-properties style:column-width="2.427cm"/>
    </style:style>
    <style:style style:name="Table44.B" style:family="table-column">
      <style:table-column-properties style:column-width="1.743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9.312cm" table:align="left"/>
    </style:style>
    <style:style style:name="Table45.A" style:family="table-column">
      <style:table-column-properties style:column-width="4.671cm"/>
    </style:style>
    <style:style style:name="Table45.B" style:family="table-column">
      <style:table-column-properties style:column-width="4.641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4.17cm" table:align="left"/>
    </style:style>
    <style:style style:name="Table46.A" style:family="table-column">
      <style:table-column-properties style:column-width="2.427cm"/>
    </style:style>
    <style:style style:name="Table46.B" style:family="table-column">
      <style:table-column-properties style:column-width="1.743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10.407cm" table:align="left"/>
    </style:style>
    <style:style style:name="Table47.A" style:family="table-column">
      <style:table-column-properties style:column-width="5.103cm"/>
    </style:style>
    <style:style style:name="Table47.B" style:family="table-column">
      <style:table-column-properties style:column-width="5.304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4.17cm" table:align="left"/>
    </style:style>
    <style:style style:name="Table48.A" style:family="table-column">
      <style:table-column-properties style:column-width="2.427cm"/>
    </style:style>
    <style:style style:name="Table48.B" style:family="table-column">
      <style:table-column-properties style:column-width="1.743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10.407cm" table:align="left"/>
    </style:style>
    <style:style style:name="Table49.A" style:family="table-column">
      <style:table-column-properties style:column-width="5.103cm"/>
    </style:style>
    <style:style style:name="Table49.B" style:family="table-column">
      <style:table-column-properties style:column-width="5.304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4.17cm" table:align="left"/>
    </style:style>
    <style:style style:name="Table50.A" style:family="table-column">
      <style:table-column-properties style:column-width="2.427cm"/>
    </style:style>
    <style:style style:name="Table50.B" style:family="table-column">
      <style:table-column-properties style:column-width="1.743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9.56cm" table:align="left"/>
    </style:style>
    <style:style style:name="Table51.A" style:family="table-column">
      <style:table-column-properties style:column-width="4.307cm"/>
    </style:style>
    <style:style style:name="Table51.B" style:family="table-column">
      <style:table-column-properties style:column-width="5.253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4.17cm" table:align="left"/>
    </style:style>
    <style:style style:name="Table52.A" style:family="table-column">
      <style:table-column-properties style:column-width="2.427cm"/>
    </style:style>
    <style:style style:name="Table52.B" style:family="table-column">
      <style:table-column-properties style:column-width="1.743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8.925cm" table:align="left"/>
    </style:style>
    <style:style style:name="Table53.A" style:family="table-column">
      <style:table-column-properties style:column-width="4.36cm"/>
    </style:style>
    <style:style style:name="Table53.B" style:family="table-column">
      <style:table-column-properties style:column-width="4.565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4.17cm" table:align="left"/>
    </style:style>
    <style:style style:name="Table54.A" style:family="table-column">
      <style:table-column-properties style:column-width="2.427cm"/>
    </style:style>
    <style:style style:name="Table54.B" style:family="table-column">
      <style:table-column-properties style:column-width="1.743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8.908cm" table:align="left"/>
    </style:style>
    <style:style style:name="Table55.A" style:family="table-column">
      <style:table-column-properties style:column-width="4.722cm"/>
    </style:style>
    <style:style style:name="Table55.B" style:family="table-column">
      <style:table-column-properties style:column-width="4.186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4.17cm" table:align="left"/>
    </style:style>
    <style:style style:name="Table56.A" style:family="table-column">
      <style:table-column-properties style:column-width="2.427cm"/>
    </style:style>
    <style:style style:name="Table56.B" style:family="table-column">
      <style:table-column-properties style:column-width="1.743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10.619cm" table:align="left"/>
    </style:style>
    <style:style style:name="Table57.A" style:family="table-column">
      <style:table-column-properties style:column-width="4.833cm"/>
    </style:style>
    <style:style style:name="Table57.B" style:family="table-column">
      <style:table-column-properties style:column-width="5.786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4.17cm" table:align="left"/>
    </style:style>
    <style:style style:name="Table58.A" style:family="table-column">
      <style:table-column-properties style:column-width="2.427cm"/>
    </style:style>
    <style:style style:name="Table58.B" style:family="table-column">
      <style:table-column-properties style:column-width="1.743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10.195cm" table:align="left"/>
    </style:style>
    <style:style style:name="Table59.A" style:family="table-column">
      <style:table-column-properties style:column-width="4.965cm"/>
    </style:style>
    <style:style style:name="Table59.B" style:family="table-column">
      <style:table-column-properties style:column-width="5.23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4.17cm" table:align="left"/>
    </style:style>
    <style:style style:name="Table60.A" style:family="table-column">
      <style:table-column-properties style:column-width="2.427cm"/>
    </style:style>
    <style:style style:name="Table60.B" style:family="table-column">
      <style:table-column-properties style:column-width="1.743cm"/>
    </style:style>
    <style:style style:name="Table60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able_20_Contents">
      <style:text-properties loext:padding="0cm" loext:border="none"/>
    </style:style>
    <style:style style:name="P3" style:family="paragraph" style:parent-style-name="Table_20_Contents">
      <style:paragraph-properties fo:margin-top="0cm" fo:margin-bottom="0.499cm" loext:contextual-spacing="false"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T1" style:family="text">
      <style:text-properties style:text-position="33% 80%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1. Find the odd man out. 1, 3, 9, 12, 19, 29</text:p>
          </table:table-cell>
          <table:covered-table-cell/>
        </table:table-row>
        <table:table-row>
          <table:table-cell table:style-name="Table1.A1" office:value-type="string">
            <text:p text:style-name="P3">A. 12</text:p>
          </table:table-cell>
          <table:table-cell table:style-name="Table1.A1" office:value-type="string">
            <text:p text:style-name="P3">B. 9</text:p>
          </table:table-cell>
        </table:table-row>
        <table:table-row>
          <table:table-cell table:style-name="Table1.A1" office:value-type="string">
            <text:p text:style-name="P3">C. 1</text:p>
          </table:table-cell>
          <table:table-cell table:style-name="Table1.A1" office:value-type="string">
            <text:p text:style-name="P3">D. 3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section text:style-name="Sect1" text:name="o1">
              <text:p text:style-name="Table_20_Contents"><text:a xlink:type="simple" xlink:href="javascript:hideAnswer('a1','o1');" text:style-name="Internet_20_link" text:visited-style-name="Visited_20_Internet_20_Link"/></text:p>
            </text:section>
            <text:p text:style-name="P2"><text:bookmark text:name="q1"/></text:p>
          </table:table-cell>
          <table:table-cell table:style-name="Table2.A1" office:value-type="string">
            <text:p text:style-name="Table_20_Contents"/>
          </table:table-cell>
        </table:table-row>
      </table:table>
      <text:section text:style-name="Sect1" text:name="a1">
        <text:p text:style-name="Text_20_body">Here is the answer and explanation</text:p>
        <text:p text:style-name="P1">Answer : Option A</text:p>
        <text:p text:style-name="P1">Explanation : </text:p>
        <text:p text:style-name="P1">12 is an even number. All other given numbers are odd</text:p>
      </text:section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">2. Find the odd man out. 1, 8, 27, 64, 125, 196, 216, 343</text:p>
          </table:table-cell>
          <table:covered-table-cell/>
        </table:table-row>
        <table:table-row>
          <table:table-cell table:style-name="Table3.A1" office:value-type="string">
            <text:p text:style-name="P3">A. 64</text:p>
          </table:table-cell>
          <table:table-cell table:style-name="Table3.A1" office:value-type="string">
            <text:p text:style-name="P3">B. 196</text:p>
          </table:table-cell>
        </table:table-row>
        <table:table-row>
          <table:table-cell table:style-name="Table3.A1" office:value-type="string">
            <text:p text:style-name="P3">C. 216</text:p>
          </table:table-cell>
          <table:table-cell table:style-name="Table3.A1" office:value-type="string">
            <text:p text:style-name="P3">D. 1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section text:style-name="Sect1" text:name="o2">
              <text:p text:style-name="Table_20_Contents"><text:a xlink:type="simple" xlink:href="javascript:hideAnswer('a2','o2');" text:style-name="Internet_20_link" text:visited-style-name="Visited_20_Internet_20_Link"/></text:p>
            </text:section>
            <text:p text:style-name="P2"><text:bookmark text:name="q2"/></text:p>
          </table:table-cell>
          <table:table-cell table:style-name="Table4.A1" office:value-type="string">
            <text:p text:style-name="Table_20_Contents">| </text:p>
          </table:table-cell>
        </table:table-row>
      </table:table>
      <text:section text:style-name="Sect1" text:name="a2">
        <text:p text:style-name="Text_20_body">Here is the answer and explanation</text:p>
        <text:p text:style-name="P1">Answer : Option B</text:p>
        <text:p text:style-name="P1">Explanation : </text:p>
        <text:p text:style-name="P1">The pattern is 1<text:span text:style-name="T1">3</text:span>, 2<text:span text:style-name="T1">3</text:span>, 3<text:span text:style-name="T1">3</text:span>, 4<text:span text:style-name="T1">3</text:span>, 5<text:span text:style-name="T1">3</text:span>, 6<text:span text:style-name="T1">3</text:span>, 7<text:span text:style-name="T1">3</text:span>. <text:line-break/><text:line-break/>196 is not a perfect cube</text:p>
      </text:section>
      <text:p text:style-name="Text_20_body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">3. Find the odd man out. 15, 25, 30, 51, 85, 90, 115</text:p>
          </table:table-cell>
          <table:covered-table-cell/>
        </table:table-row>
        <table:table-row>
          <table:table-cell table:style-name="Table5.A1" office:value-type="string">
            <text:p text:style-name="P3">A. 15</text:p>
          </table:table-cell>
          <table:table-cell table:style-name="Table5.A1" office:value-type="string">
            <text:p text:style-name="P3">B. 25</text:p>
          </table:table-cell>
        </table:table-row>
        <table:table-row>
          <table:table-cell table:style-name="Table5.A1" office:value-type="string">
            <text:p text:style-name="P3">C. 51</text:p>
          </table:table-cell>
          <table:table-cell table:style-name="Table5.A1" office:value-type="string">
            <text:p text:style-name="P3">D. 90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section text:style-name="Sect1" text:name="o3">
              <text:p text:style-name="Table_20_Contents"><text:a xlink:type="simple" xlink:href="javascript:hideAnswer('a3','o3');" text:style-name="Internet_20_link" text:visited-style-name="Visited_20_Internet_20_Link">Hide Answer</text:a></text:p>
            </text:section>
            <text:p text:style-name="P2">|</text:p>
            <text:section text:style-name="Sect1" text:name="p3">
              <text:p text:style-name="Table_20_Contents"><text:bookmark text:name="q3"/><text:a xlink:type="simple" xlink:href="javascript:showNB(3)" text:style-name="Internet_20_link" text:visited-style-name="Visited_20_Internet_20_Link">Notebook</text:a></text:p>
            </text:section>
          </table:table-cell>
          <table:table-cell table:style-name="Table6.A1" office:value-type="string">
            <text:p text:style-name="Table_20_Contents">| <text:a xlink:type="simple" xlink:href="https://www.careerbless.com/aptitude/qa/discuss/series1/0000002943.php" text:style-name="Internet_20_link" text:visited-style-name="Visited_20_Internet_20_Link">Discuss</text:a></text:p>
          </table:table-cell>
        </table:table-row>
      </table:table>
      <text:section text:style-name="Sect1" text:name="a3">
        <text:p text:style-name="Text_20_body">Here is the answer and explanation</text:p>
        <text:p text:style-name="P1">Answer : Option C</text:p>
        <text:p text:style-name="P1">Explanation : </text:p>
        <text:p text:style-name="P1">All except 51 are multiples of 5</text:p>
      </text:section>
      <text:p text:style-name="Text_20_body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">4. Find the odd man out. 24,36,52,72,96</text:p>
          </table:table-cell>
          <table:covered-table-cell/>
        </table:table-row>
        <table:table-row>
          <table:table-cell table:style-name="Table7.A1" office:value-type="string">
            <text:p text:style-name="P3">A. 72</text:p>
          </table:table-cell>
          <table:table-cell table:style-name="Table7.A1" office:value-type="string">
            <text:p text:style-name="P3">B. 52</text:p>
          </table:table-cell>
        </table:table-row>
        <table:table-row>
          <table:table-cell table:style-name="Table7.A1" office:value-type="string">
            <text:p text:style-name="P3">C. 36</text:p>
          </table:table-cell>
          <table:table-cell table:style-name="Table7.A1" office:value-type="string">
            <text:p text:style-name="P3">D. 24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section text:style-name="Sect1" text:name="o4">
              <text:p text:style-name="Table_20_Contents"><text:a xlink:type="simple" xlink:href="javascript:hideAnswer('a4','o4');" text:style-name="Internet_20_link" text:visited-style-name="Visited_20_Internet_20_Link">Hide Answer</text:a></text:p>
            </text:section>
            <text:p text:style-name="P2">|</text:p>
            <text:section text:style-name="Sect1" text:name="p4">
              <text:p text:style-name="Table_20_Contents"><text:bookmark text:name="q4"/><text:a xlink:type="simple" xlink:href="javascript:showNB(4)" text:style-name="Internet_20_link" text:visited-style-name="Visited_20_Internet_20_Link">Notebook</text:a></text:p>
            </text:section>
          </table:table-cell>
          <table:table-cell table:style-name="Table8.A1" office:value-type="string">
            <text:p text:style-name="Table_20_Contents">| <text:a xlink:type="simple" xlink:href="https://www.careerbless.com/aptitude/qa/discuss/series1/0000002944.php" text:style-name="Internet_20_link" text:visited-style-name="Visited_20_Internet_20_Link">Discuss</text:a></text:p>
          </table:table-cell>
        </table:table-row>
      </table:table>
      <text:section text:style-name="Sect1" text:name="a4">
        <text:p text:style-name="Text_20_body">Here is the answer and explanation</text:p>
        <text:p text:style-name="P1">Answer : Option B</text:p>
        <text:p text:style-name="P1">Explanation : </text:p>
        <text:p text:style-name="P1">All except 52 are multiples of 6</text:p>
      </text:section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">5. Find the odd man out. 187, 264, 386, 473, 682, 781</text:p>
          </table:table-cell>
          <table:covered-table-cell/>
        </table:table-row>
        <table:table-row>
          <table:table-cell table:style-name="Table9.A1" office:value-type="string">
            <text:p text:style-name="P3">A. 386</text:p>
          </table:table-cell>
          <table:table-cell table:style-name="Table9.A1" office:value-type="string">
            <text:p text:style-name="P3">B. 187</text:p>
          </table:table-cell>
        </table:table-row>
        <table:table-row>
          <table:table-cell table:style-name="Table9.A1" office:value-type="string">
            <text:p text:style-name="P3">C. 781</text:p>
          </table:table-cell>
          <table:table-cell table:style-name="Table9.A1" office:value-type="string">
            <text:p text:style-name="P3">D. 682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section text:style-name="Sect1" text:name="o5">
              <text:p text:style-name="Table_20_Contents"><text:a xlink:type="simple" xlink:href="javascript:hideAnswer('a5','o5');" text:style-name="Internet_20_link" text:visited-style-name="Visited_20_Internet_20_Link">Hide Answer</text:a></text:p>
            </text:section>
            <text:p text:style-name="P2">|</text:p>
            <text:section text:style-name="Sect1" text:name="p5">
              <text:p text:style-name="Table_20_Contents"><text:bookmark text:name="q5"/><text:a xlink:type="simple" xlink:href="javascript:showNB(5)" text:style-name="Internet_20_link" text:visited-style-name="Visited_20_Internet_20_Link">Notebook</text:a></text:p>
            </text:section>
          </table:table-cell>
          <table:table-cell table:style-name="Table10.A1" office:value-type="string">
            <text:p text:style-name="Table_20_Contents">| <text:a xlink:type="simple" xlink:href="https://www.careerbless.com/aptitude/qa/discuss/series1/0000002945.php" text:style-name="Internet_20_link" text:visited-style-name="Visited_20_Internet_20_Link">Discuss</text:a></text:p>
          </table:table-cell>
        </table:table-row>
      </table:table>
      <text:section text:style-name="Sect1" text:name="a5">
        <text:p text:style-name="Text_20_body">Here is the answer and explanation</text:p>
        <text:p text:style-name="P1">Answer : Option A</text:p>
        <text:p text:style-name="P1">Explanation : </text:p>
        <text:p text:style-name="P1">In all numbers except 386, the middle digit is the sum of other two digits.</text:p>
      </text:section>
      <text:p text:style-name="Text_20_body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">6. Find the odd man out. 12, 24, 34, 48, 64, 84</text:p>
          </table:table-cell>
          <table:covered-table-cell/>
        </table:table-row>
        <table:table-row>
          <table:table-cell table:style-name="Table11.A1" office:value-type="string">
            <text:p text:style-name="P3">A. 48</text:p>
          </table:table-cell>
          <table:table-cell table:style-name="Table11.A1" office:value-type="string">
            <text:p text:style-name="P3">B. 34</text:p>
          </table:table-cell>
        </table:table-row>
        <table:table-row>
          <table:table-cell table:style-name="Table11.A1" office:value-type="string">
            <text:p text:style-name="P3">C. 24</text:p>
          </table:table-cell>
          <table:table-cell table:style-name="Table11.A1" office:value-type="string">
            <text:p text:style-name="P3">D. 12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section text:style-name="Sect1" text:name="o6">
              <text:p text:style-name="Table_20_Contents"><text:a xlink:type="simple" xlink:href="javascript:hideAnswer('a6','o6');" text:style-name="Internet_20_link" text:visited-style-name="Visited_20_Internet_20_Link">Hide Answer</text:a></text:p>
            </text:section>
            <text:p text:style-name="P2">|</text:p>
            <text:section text:style-name="Sect1" text:name="p6">
              <text:p text:style-name="Table_20_Contents"><text:bookmark text:name="q6"/><text:a xlink:type="simple" xlink:href="javascript:showNB(6)" text:style-name="Internet_20_link" text:visited-style-name="Visited_20_Internet_20_Link">Notebook</text:a></text:p>
            </text:section>
          </table:table-cell>
          <table:table-cell table:style-name="Table12.A1" office:value-type="string">
            <text:p text:style-name="Table_20_Contents">| <text:a xlink:type="simple" xlink:href="https://www.careerbless.com/aptitude/qa/discuss/series1/0000002946.php" text:style-name="Internet_20_link" text:visited-style-name="Visited_20_Internet_20_Link">Discuss</text:a></text:p>
          </table:table-cell>
        </table:table-row>
      </table:table>
      <text:section text:style-name="Sect1" text:name="a6">
        <text:p text:style-name="Text_20_body">Here is the answer and explanation</text:p>
        <text:p text:style-name="P1">Answer : Option B</text:p>
        <text:p text:style-name="P1"><text:soft-page-break/>Explanation : </text:p>
        <text:p text:style-name="P1">All numbers except 34 are multiples of 4</text:p>
      </text:section>
      <text:p text:style-name="Text_20_body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">7. Find the odd man out. 362, 482, 551, 263, 344, 284</text:p>
          </table:table-cell>
          <table:covered-table-cell/>
        </table:table-row>
        <table:table-row>
          <table:table-cell table:style-name="Table13.A1" office:value-type="string">
            <text:p text:style-name="P3">A. 362</text:p>
          </table:table-cell>
          <table:table-cell table:style-name="Table13.A1" office:value-type="string">
            <text:p text:style-name="P3">B. 482</text:p>
          </table:table-cell>
        </table:table-row>
        <table:table-row>
          <table:table-cell table:style-name="Table13.A1" office:value-type="string">
            <text:p text:style-name="P3">C. 551</text:p>
          </table:table-cell>
          <table:table-cell table:style-name="Table13.A1" office:value-type="string">
            <text:p text:style-name="P3">D. 344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section text:style-name="Sect1" text:name="o7">
              <text:p text:style-name="Table_20_Contents"><text:a xlink:type="simple" xlink:href="javascript:hideAnswer('a7','o7');" text:style-name="Internet_20_link" text:visited-style-name="Visited_20_Internet_20_Link">Hide Answer</text:a></text:p>
            </text:section>
            <text:p text:style-name="P2">|</text:p>
            <text:section text:style-name="Sect1" text:name="p7">
              <text:p text:style-name="Table_20_Contents"><text:bookmark text:name="q7"/><text:a xlink:type="simple" xlink:href="javascript:showNB(7)" text:style-name="Internet_20_link" text:visited-style-name="Visited_20_Internet_20_Link">Notebook</text:a></text:p>
            </text:section>
          </table:table-cell>
          <table:table-cell table:style-name="Table14.A1" office:value-type="string">
            <text:p text:style-name="Table_20_Contents">| <text:a xlink:type="simple" xlink:href="https://www.careerbless.com/aptitude/qa/discuss/series1/0000002947.php" text:style-name="Internet_20_link" text:visited-style-name="Visited_20_Internet_20_Link">Discuss</text:a></text:p>
          </table:table-cell>
        </table:table-row>
      </table:table>
      <text:section text:style-name="Sect1" text:name="a7">
        <text:p text:style-name="Text_20_body">Here is the answer and explanation</text:p>
        <text:p text:style-name="P1">Answer : Option D</text:p>
        <text:p text:style-name="P1">Explanation : </text:p>
        <text:p text:style-name="P1">In all numbers except 344, the product of first and third digits is the middle digit.</text:p>
      </text:section>
      <text:p text:style-name="Text_20_body"/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3">8. Find the odd man out. 742, 743, 633, 853, 871, 990, 532</text:p>
          </table:table-cell>
          <table:covered-table-cell/>
        </table:table-row>
        <table:table-row>
          <table:table-cell table:style-name="Table15.A1" office:value-type="string">
            <text:p text:style-name="P3">A. 532</text:p>
          </table:table-cell>
          <table:table-cell table:style-name="Table15.A1" office:value-type="string">
            <text:p text:style-name="P3">B. 990</text:p>
          </table:table-cell>
        </table:table-row>
        <table:table-row>
          <table:table-cell table:style-name="Table15.A1" office:value-type="string">
            <text:p text:style-name="P3">C. 633</text:p>
          </table:table-cell>
          <table:table-cell table:style-name="Table15.A1" office:value-type="string">
            <text:p text:style-name="P3">D. 742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section text:style-name="Sect1" text:name="o8">
              <text:p text:style-name="Table_20_Contents"><text:a xlink:type="simple" xlink:href="javascript:hideAnswer('a8','o8');" text:style-name="Internet_20_link" text:visited-style-name="Visited_20_Internet_20_Link">Hide Answer</text:a></text:p>
            </text:section>
            <text:p text:style-name="P2">|</text:p>
            <text:section text:style-name="Sect1" text:name="p8">
              <text:p text:style-name="Table_20_Contents"><text:bookmark text:name="q8"/><text:a xlink:type="simple" xlink:href="javascript:showNB(8)" text:style-name="Internet_20_link" text:visited-style-name="Visited_20_Internet_20_Link">Notebook</text:a></text:p>
            </text:section>
          </table:table-cell>
          <table:table-cell table:style-name="Table16.A1" office:value-type="string">
            <text:p text:style-name="Table_20_Contents">| <text:a xlink:type="simple" xlink:href="https://www.careerbless.com/aptitude/qa/discuss/series1/0000002948.php" text:style-name="Internet_20_link" text:visited-style-name="Visited_20_Internet_20_Link">Discuss</text:a></text:p>
          </table:table-cell>
        </table:table-row>
      </table:table>
      <text:section text:style-name="Sect1" text:name="a8">
        <text:p text:style-name="Text_20_body">Here is the answer and explanation</text:p>
        <text:p text:style-name="P1">Answer : Option D</text:p>
        <text:p text:style-name="P1">Explanation : </text:p>
        <text:p text:style-name="P1">In all numbers except 742, the difference of third and first digit is the middle digit.</text:p>
      </text:section>
      <text:p text:style-name="Text_20_body"/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3">9. Find the odd man out. 1, 5, 11, 17, 23, 29</text:p>
          </table:table-cell>
          <table:covered-table-cell/>
        </table:table-row>
        <table:table-row>
          <table:table-cell table:style-name="Table17.A1" office:value-type="string">
            <text:p text:style-name="P3">A. 29</text:p>
          </table:table-cell>
          <table:table-cell table:style-name="Table17.A1" office:value-type="string">
            <text:p text:style-name="P3">B. 17</text:p>
          </table:table-cell>
        </table:table-row>
        <table:table-row>
          <table:table-cell table:style-name="Table17.A1" office:value-type="string">
            <text:p text:style-name="P3">C. 11</text:p>
          </table:table-cell>
          <table:table-cell table:style-name="Table17.A1" office:value-type="string">
            <text:p text:style-name="P3">D. 1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section text:style-name="Sect1" text:name="o9">
              <text:p text:style-name="Table_20_Contents"><text:a xlink:type="simple" xlink:href="javascript:hideAnswer('a9','o9');" text:style-name="Internet_20_link" text:visited-style-name="Visited_20_Internet_20_Link">Hide Answer</text:a></text:p>
            </text:section>
            <text:p text:style-name="P2">|</text:p>
            <text:section text:style-name="Sect1" text:name="p9">
              <text:p text:style-name="Table_20_Contents"><text:bookmark text:name="q9"/><text:a xlink:type="simple" xlink:href="javascript:showNB(9)" text:style-name="Internet_20_link" text:visited-style-name="Visited_20_Internet_20_Link">Notebook</text:a></text:p>
            </text:section>
          </table:table-cell>
          <table:table-cell table:style-name="Table18.A1" office:value-type="string">
            <text:p text:style-name="Table_20_Contents">| <text:a xlink:type="simple" xlink:href="https://www.careerbless.com/aptitude/qa/discuss/series1/0000002949.php" text:style-name="Internet_20_link" text:visited-style-name="Visited_20_Internet_20_Link">Discuss</text:a></text:p>
          </table:table-cell>
        </table:table-row>
      </table:table>
      <text:section text:style-name="Sect1" text:name="a9">
        <text:p text:style-name="Text_20_body"><text:soft-page-break/>Here is the answer and explanation</text:p>
        <text:p text:style-name="P1">Answer : Option D</text:p>
        <text:p text:style-name="P1">Explanation : </text:p>
        <text:p text:style-name="P1">All given numbers except 1 are prime numbers. <text:line-break/><text:line-break/>One is not a prime number because it does not have two factors. It is divisible by only 1</text:p>
      </text:section>
      <text:p text:style-name="Text_20_body"/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3">10. Find the odd man out. 7,13,19,25,29,37,43</text:p>
          </table:table-cell>
          <table:covered-table-cell/>
        </table:table-row>
        <table:table-row>
          <table:table-cell table:style-name="Table19.A1" office:value-type="string">
            <text:p text:style-name="P3">A. 19</text:p>
          </table:table-cell>
          <table:table-cell table:style-name="Table19.A1" office:value-type="string">
            <text:p text:style-name="P3">B. 29</text:p>
          </table:table-cell>
        </table:table-row>
        <table:table-row>
          <table:table-cell table:style-name="Table19.A1" office:value-type="string">
            <text:p text:style-name="P3">C. 25</text:p>
          </table:table-cell>
          <table:table-cell table:style-name="Table19.A1" office:value-type="string">
            <text:p text:style-name="P3">D. 43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section text:style-name="Sect1" text:name="o10">
              <text:p text:style-name="Table_20_Contents"><text:a xlink:type="simple" xlink:href="javascript:hideAnswer('a10','o10');" text:style-name="Internet_20_link" text:visited-style-name="Visited_20_Internet_20_Link">Hide Answer</text:a></text:p>
            </text:section>
            <text:p text:style-name="P2">|</text:p>
            <text:section text:style-name="Sect1" text:name="p10">
              <text:p text:style-name="Table_20_Contents"><text:bookmark text:name="q10"/><text:a xlink:type="simple" xlink:href="javascript:showNB(10)" text:style-name="Internet_20_link" text:visited-style-name="Visited_20_Internet_20_Link">Notebook</text:a></text:p>
            </text:section>
          </table:table-cell>
          <table:table-cell table:style-name="Table20.A1" office:value-type="string">
            <text:p text:style-name="Table_20_Contents">| <text:a xlink:type="simple" xlink:href="https://www.careerbless.com/aptitude/qa/discuss/series1/00000029410.php" text:style-name="Internet_20_link" text:visited-style-name="Visited_20_Internet_20_Link">Discuss</text:a></text:p>
          </table:table-cell>
        </table:table-row>
      </table:table>
      <text:section text:style-name="Sect1" text:name="a10">
        <text:p text:style-name="Text_20_body">Here is the answer and explanation</text:p>
        <text:p text:style-name="P1">Answer : Option C</text:p>
        <text:p text:style-name="P1">Explanation : </text:p>
        <text:p text:style-name="P1">All given numbers except 25 are prime numbers.</text:p>
      </text:section>
      <text:p text:style-name="Text_20_body"/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3">11. Find the odd man out. 1, 9, 16, 51, 121, 169, 225</text:p>
          </table:table-cell>
          <table:covered-table-cell/>
        </table:table-row>
        <table:table-row>
          <table:table-cell table:style-name="Table21.A1" office:value-type="string">
            <text:p text:style-name="P3">A. 169</text:p>
          </table:table-cell>
          <table:table-cell table:style-name="Table21.A1" office:value-type="string">
            <text:p text:style-name="P3">B. 51</text:p>
          </table:table-cell>
        </table:table-row>
        <table:table-row>
          <table:table-cell table:style-name="Table21.A1" office:value-type="string">
            <text:p text:style-name="P3">C. 16</text:p>
          </table:table-cell>
          <table:table-cell table:style-name="Table21.A1" office:value-type="string">
            <text:p text:style-name="P3">D. 1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section text:style-name="Sect1" text:name="o11">
              <text:p text:style-name="Table_20_Contents"><text:a xlink:type="simple" xlink:href="javascript:hideAnswer('a11','o11');" text:style-name="Internet_20_link" text:visited-style-name="Visited_20_Internet_20_Link">Hide Answer</text:a></text:p>
            </text:section>
            <text:p text:style-name="P2">|</text:p>
            <text:section text:style-name="Sect1" text:name="p11">
              <text:p text:style-name="Table_20_Contents"><text:bookmark text:name="q11"/><text:a xlink:type="simple" xlink:href="javascript:showNB(11)" text:style-name="Internet_20_link" text:visited-style-name="Visited_20_Internet_20_Link">Notebook</text:a></text:p>
            </text:section>
          </table:table-cell>
          <table:table-cell table:style-name="Table22.A1" office:value-type="string">
            <text:p text:style-name="Table_20_Contents">| <text:a xlink:type="simple" xlink:href="https://www.careerbless.com/aptitude/qa/discuss/series1/00000029411.php" text:style-name="Internet_20_link" text:visited-style-name="Visited_20_Internet_20_Link">Discuss</text:a></text:p>
          </table:table-cell>
        </table:table-row>
      </table:table>
      <text:section text:style-name="Sect1" text:name="a11">
        <text:p text:style-name="Text_20_body">Here is the answer and explanation</text:p>
        <text:p text:style-name="P1">Answer : Option B</text:p>
        <text:p text:style-name="P1">Explanation : </text:p>
        <text:p text:style-name="P1">Each of the given numbers except 51 is a perfect square</text:p>
      </text:section>
      <text:p text:style-name="Text_20_body"/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p text:style-name="P3">12. Find the odd man out. 1, 4, 9, 17, 25, 36, 49</text:p>
          </table:table-cell>
          <table:covered-table-cell/>
        </table:table-row>
        <table:table-row>
          <table:table-cell table:style-name="Table23.A1" office:value-type="string">
            <text:p text:style-name="P3">A. 1</text:p>
          </table:table-cell>
          <table:table-cell table:style-name="Table23.A1" office:value-type="string">
            <text:p text:style-name="P3">B. 9</text:p>
          </table:table-cell>
        </table:table-row>
        <text:soft-page-break/>
        <table:table-row>
          <table:table-cell table:style-name="Table23.A1" office:value-type="string">
            <text:p text:style-name="P3">C. 17</text:p>
          </table:table-cell>
          <table:table-cell table:style-name="Table23.A1" office:value-type="string">
            <text:p text:style-name="P3">D. 49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section text:style-name="Sect1" text:name="o12">
              <text:p text:style-name="Table_20_Contents"><text:a xlink:type="simple" xlink:href="javascript:hideAnswer('a12','o12');" text:style-name="Internet_20_link" text:visited-style-name="Visited_20_Internet_20_Link">Hide Answer</text:a></text:p>
            </text:section>
            <text:p text:style-name="P2">|</text:p>
            <text:section text:style-name="Sect1" text:name="p12">
              <text:p text:style-name="Table_20_Contents"><text:bookmark text:name="q12"/><text:a xlink:type="simple" xlink:href="javascript:showNB(12)" text:style-name="Internet_20_link" text:visited-style-name="Visited_20_Internet_20_Link">Notebook</text:a></text:p>
            </text:section>
          </table:table-cell>
          <table:table-cell table:style-name="Table24.A1" office:value-type="string">
            <text:p text:style-name="Table_20_Contents">| <text:a xlink:type="simple" xlink:href="https://www.careerbless.com/aptitude/qa/discuss/series1/00000029412.php" text:style-name="Internet_20_link" text:visited-style-name="Visited_20_Internet_20_Link">Discuss</text:a></text:p>
          </table:table-cell>
        </table:table-row>
      </table:table>
      <text:section text:style-name="Sect1" text:name="a12">
        <text:p text:style-name="Text_20_body">Here is the answer and explanation</text:p>
        <text:p text:style-name="P1">Answer : Option C</text:p>
        <text:p text:style-name="P1">Explanation : </text:p>
        <text:p text:style-name="P1">The patter is 1<text:span text:style-name="T1">2</text:span>, 2<text:span text:style-name="T1">2</text:span>, 3<text:span text:style-name="T1">2</text:span>, 4<text:span text:style-name="T1">2</text:span>, 5<text:span text:style-name="T1">2</text:span>, 6<text:span text:style-name="T1">2</text:span>, 7<text:span text:style-name="T1">2</text:span><text:line-break/><text:line-break/>But, instead of 4<text:span text:style-name="T1">2</text:span>, 17 is given</text:p>
      </text:section>
      <text:p text:style-name="Text_20_body"/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>
            <text:p text:style-name="P3">13. Find the odd man out. 2, 5, 10, 17, 26, 38, 50, 65</text:p>
          </table:table-cell>
          <table:covered-table-cell/>
        </table:table-row>
        <table:table-row>
          <table:table-cell table:style-name="Table25.A1" office:value-type="string">
            <text:p text:style-name="P3">A. 50</text:p>
          </table:table-cell>
          <table:table-cell table:style-name="Table25.A1" office:value-type="string">
            <text:p text:style-name="P3">B. 38</text:p>
          </table:table-cell>
        </table:table-row>
        <table:table-row>
          <table:table-cell table:style-name="Table25.A1" office:value-type="string">
            <text:p text:style-name="P3">C. 26</text:p>
          </table:table-cell>
          <table:table-cell table:style-name="Table25.A1" office:value-type="string">
            <text:p text:style-name="P3">D. 65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section text:style-name="Sect1" text:name="o13">
              <text:p text:style-name="Table_20_Contents"><text:a xlink:type="simple" xlink:href="javascript:hideAnswer('a13','o13');" text:style-name="Internet_20_link" text:visited-style-name="Visited_20_Internet_20_Link">Hide Answer</text:a></text:p>
            </text:section>
            <text:p text:style-name="P2">|</text:p>
            <text:section text:style-name="Sect1" text:name="p13">
              <text:p text:style-name="Table_20_Contents"><text:bookmark text:name="q13"/><text:a xlink:type="simple" xlink:href="javascript:showNB(13)" text:style-name="Internet_20_link" text:visited-style-name="Visited_20_Internet_20_Link">Notebook</text:a></text:p>
            </text:section>
          </table:table-cell>
          <table:table-cell table:style-name="Table26.A1" office:value-type="string">
            <text:p text:style-name="Table_20_Contents">| <text:a xlink:type="simple" xlink:href="https://www.careerbless.com/aptitude/qa/discuss/series1/00000029413.php" text:style-name="Internet_20_link" text:visited-style-name="Visited_20_Internet_20_Link">Discuss</text:a></text:p>
          </table:table-cell>
        </table:table-row>
      </table:table>
      <text:section text:style-name="Sect1" text:name="a13">
        <text:p text:style-name="Text_20_body">Here is the answer and explanation</text:p>
        <text:p text:style-name="P1">Answer : Option B</text:p>
        <text:p text:style-name="P1">Explanation : </text:p>
        <text:p text:style-name="P1">The pattern is (1×1)+1 , (2×2)+1 , (3×3)+1 , (4×4)+1 , (5×5)+1 , (6×6)+1 , (7×7)+1 , (8×8)+1<text:line-break/><text:line-break/>Hence, in place of 38, the right number was (6×6)+1 = 37</text:p>
      </text:section>
      <text:p text:style-name="Text_20_body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3">14. Find the odd man out. 18, 16, 12, 24, 11, 34, 46</text:p>
          </table:table-cell>
          <table:covered-table-cell/>
        </table:table-row>
        <table:table-row>
          <table:table-cell table:style-name="Table27.A1" office:value-type="string">
            <text:p text:style-name="P3">A. 16</text:p>
          </table:table-cell>
          <table:table-cell table:style-name="Table27.A1" office:value-type="string">
            <text:p text:style-name="P3">B. 46</text:p>
          </table:table-cell>
        </table:table-row>
        <table:table-row>
          <table:table-cell table:style-name="Table27.A1" office:value-type="string">
            <text:p text:style-name="P3">C. 16</text:p>
          </table:table-cell>
          <table:table-cell table:style-name="Table27.A1" office:value-type="string">
            <text:p text:style-name="P3">D. 11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section text:style-name="Sect1" text:name="o14">
              <text:p text:style-name="Table_20_Contents"><text:a xlink:type="simple" xlink:href="javascript:hideAnswer('a14','o14');" text:style-name="Internet_20_link" text:visited-style-name="Visited_20_Internet_20_Link">Hide Answer</text:a></text:p>
            </text:section>
            <text:p text:style-name="P2">|</text:p>
            <text:section text:style-name="Sect1" text:name="p14">
              <text:p text:style-name="Table_20_Contents"><text:bookmark text:name="q14"/><text:a xlink:type="simple" xlink:href="javascript:showNB(14)" text:style-name="Internet_20_link" text:visited-style-name="Visited_20_Internet_20_Link">Notebook</text:a></text:p>
            </text:section>
          </table:table-cell>
          <table:table-cell table:style-name="Table28.A1" office:value-type="string">
            <text:p text:style-name="Table_20_Contents">| <text:a xlink:type="simple" xlink:href="https://www.careerbless.com/aptitude/qa/discuss/series1/00000029414.php" text:style-name="Internet_20_link" text:visited-style-name="Visited_20_Internet_20_Link">Discuss</text:a></text:p>
          </table:table-cell>
        </table:table-row>
      </table:table>
      <text:section text:style-name="Sect1" text:name="a14">
        <text:p text:style-name="Text_20_body">Here is the answer and explanation</text:p>
        <text:p text:style-name="P1">Answer : Option D</text:p>
        <text:p text:style-name="P1">Explanation : </text:p>
        <text:p text:style-name="P1"><text:soft-page-break/>11 is the only odd number in the given series</text:p>
      </text:section>
      <text:p text:style-name="Text_20_body"/>
      <table:table table:name="Table29" table:style-name="Table29">
        <table:table-column table:style-name="Table29.A"/>
        <table:table-column table:style-name="Table29.B"/>
        <table:table-row>
          <table:table-cell table:style-name="Table29.A1" table:number-columns-spanned="2" office:value-type="string">
            <text:p text:style-name="P3">15. Find the odd man out. 1, 27, 216, 512, 1024, 1331</text:p>
          </table:table-cell>
          <table:covered-table-cell/>
        </table:table-row>
        <table:table-row>
          <table:table-cell table:style-name="Table29.A1" office:value-type="string">
            <text:p text:style-name="P3">A. 1024</text:p>
          </table:table-cell>
          <table:table-cell table:style-name="Table29.A1" office:value-type="string">
            <text:p text:style-name="P3">B. 512</text:p>
          </table:table-cell>
        </table:table-row>
        <table:table-row>
          <table:table-cell table:style-name="Table29.A1" office:value-type="string">
            <text:p text:style-name="P3">C. 27</text:p>
          </table:table-cell>
          <table:table-cell table:style-name="Table29.A1" office:value-type="string">
            <text:p text:style-name="P3">D. 1</text:p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section text:style-name="Sect1" text:name="o15">
              <text:p text:style-name="Table_20_Contents"><text:a xlink:type="simple" xlink:href="javascript:hideAnswer('a15','o15');" text:style-name="Internet_20_link" text:visited-style-name="Visited_20_Internet_20_Link">Hide Answer</text:a></text:p>
            </text:section>
            <text:p text:style-name="P2">|</text:p>
            <text:section text:style-name="Sect1" text:name="p15">
              <text:p text:style-name="Table_20_Contents"><text:bookmark text:name="q15"/><text:a xlink:type="simple" xlink:href="javascript:showNB(15)" text:style-name="Internet_20_link" text:visited-style-name="Visited_20_Internet_20_Link">Notebook</text:a></text:p>
            </text:section>
          </table:table-cell>
          <table:table-cell table:style-name="Table30.A1" office:value-type="string">
            <text:p text:style-name="Table_20_Contents">| <text:a xlink:type="simple" xlink:href="https://www.careerbless.com/aptitude/qa/discuss/series1/00000029415.php" text:style-name="Internet_20_link" text:visited-style-name="Visited_20_Internet_20_Link">Discuss</text:a></text:p>
          </table:table-cell>
        </table:table-row>
      </table:table>
      <text:section text:style-name="Sect1" text:name="a15">
        <text:p text:style-name="Text_20_body">Here is the answer and explanation</text:p>
        <text:p text:style-name="P1">Answer : Option A</text:p>
        <text:p text:style-name="P1">Explanation : </text:p>
        <text:p text:style-name="P1">All given numbers except 1024 are perfect cubes</text:p>
      </text:section>
      <text:p text:style-name="Text_20_body"/>
      <table:table table:name="Table31" table:style-name="Table31">
        <table:table-column table:style-name="Table31.A"/>
        <table:table-column table:style-name="Table31.B"/>
        <table:table-row>
          <table:table-cell table:style-name="Table31.A1" table:number-columns-spanned="2" office:value-type="string">
            <text:p text:style-name="P3">16. Find the odd man out. 1, 16, 81, 255, 625, 1296</text:p>
          </table:table-cell>
          <table:covered-table-cell/>
        </table:table-row>
        <table:table-row>
          <table:table-cell table:style-name="Table31.A1" office:value-type="string">
            <text:p text:style-name="P3">A. 255</text:p>
          </table:table-cell>
          <table:table-cell table:style-name="Table31.A1" office:value-type="string">
            <text:p text:style-name="P3">B. 1296</text:p>
          </table:table-cell>
        </table:table-row>
        <table:table-row>
          <table:table-cell table:style-name="Table31.A1" office:value-type="string">
            <text:p text:style-name="P3">C. 81</text:p>
          </table:table-cell>
          <table:table-cell table:style-name="Table31.A1" office:value-type="string">
            <text:p text:style-name="P3">D. 1</text:p>
          </table:table-cell>
        </table:table-row>
      </table:table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section text:style-name="Sect1" text:name="o16">
              <text:p text:style-name="Table_20_Contents"><text:a xlink:type="simple" xlink:href="javascript:hideAnswer('a16','o16');" text:style-name="Internet_20_link" text:visited-style-name="Visited_20_Internet_20_Link">Hide Answer</text:a></text:p>
            </text:section>
            <text:p text:style-name="P2">|</text:p>
            <text:section text:style-name="Sect1" text:name="p16">
              <text:p text:style-name="Table_20_Contents"><text:bookmark text:name="q16"/><text:a xlink:type="simple" xlink:href="javascript:showNB(16)" text:style-name="Internet_20_link" text:visited-style-name="Visited_20_Internet_20_Link">Notebook</text:a></text:p>
            </text:section>
          </table:table-cell>
          <table:table-cell table:style-name="Table32.A1" office:value-type="string">
            <text:p text:style-name="Table_20_Contents">| <text:a xlink:type="simple" xlink:href="https://www.careerbless.com/aptitude/qa/discuss/series1/00000029416.php" text:style-name="Internet_20_link" text:visited-style-name="Visited_20_Internet_20_Link">Discuss</text:a></text:p>
          </table:table-cell>
        </table:table-row>
      </table:table>
      <text:section text:style-name="Sect1" text:name="a16">
        <text:p text:style-name="Text_20_body">Here is the answer and explanation</text:p>
        <text:p text:style-name="P1">Answer : Option A</text:p>
        <text:p text:style-name="P1">Explanation : </text:p>
        <text:p text:style-name="P1">The patter is 1<text:span text:style-name="T1">4</text:span>, 2<text:span text:style-name="T1">4</text:span>, 3<text:span text:style-name="T1">4</text:span>, 4<text:span text:style-name="T1">4</text:span>, 5<text:span text:style-name="T1">4</text:span>, 6<text:span text:style-name="T1">4</text:span><text:line-break/><text:line-break/>Hence, in place of 255, the right digit is 4<text:span text:style-name="T1">4</text:span> = 256</text:p>
      </text:section>
      <text:p text:style-name="Text_20_body"/>
      <table:table table:name="Table33" table:style-name="Table33">
        <table:table-column table:style-name="Table33.A"/>
        <table:table-column table:style-name="Table33.B"/>
        <table:table-row>
          <table:table-cell table:style-name="Table33.A1" table:number-columns-spanned="2" office:value-type="string">
            <text:p text:style-name="P3">17. Find the odd man out. 6, 13, 18, 25, 30, 37, 40</text:p>
          </table:table-cell>
          <table:covered-table-cell/>
        </table:table-row>
        <table:table-row>
          <table:table-cell table:style-name="Table33.A1" office:value-type="string">
            <text:p text:style-name="P3">A. 40</text:p>
          </table:table-cell>
          <table:table-cell table:style-name="Table33.A1" office:value-type="string">
            <text:p text:style-name="P3">B. 30</text:p>
          </table:table-cell>
        </table:table-row>
        <table:table-row>
          <table:table-cell table:style-name="Table33.A1" office:value-type="string">
            <text:p text:style-name="P3">C. 37</text:p>
          </table:table-cell>
          <table:table-cell table:style-name="Table33.A1" office:value-type="string">
            <text:p text:style-name="P3">D. 25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ext:soft-page-break/>
        <table:table-row>
          <table:table-cell table:style-name="Table34.A1" office:value-type="string">
            <text:section text:style-name="Sect1" text:name="o17">
              <text:p text:style-name="Table_20_Contents"><text:a xlink:type="simple" xlink:href="javascript:hideAnswer('a17','o17');" text:style-name="Internet_20_link" text:visited-style-name="Visited_20_Internet_20_Link">Hide Answer</text:a></text:p>
            </text:section>
            <text:p text:style-name="P2">|</text:p>
            <text:section text:style-name="Sect1" text:name="p17">
              <text:p text:style-name="Table_20_Contents"><text:bookmark text:name="q17"/><text:a xlink:type="simple" xlink:href="javascript:showNB(17)" text:style-name="Internet_20_link" text:visited-style-name="Visited_20_Internet_20_Link">Notebook</text:a></text:p>
            </text:section>
          </table:table-cell>
          <table:table-cell table:style-name="Table34.A1" office:value-type="string">
            <text:p text:style-name="Table_20_Contents">| <text:a xlink:type="simple" xlink:href="https://www.careerbless.com/aptitude/qa/discuss/series1/00000029417.php" text:style-name="Internet_20_link" text:visited-style-name="Visited_20_Internet_20_Link">Discuss</text:a></text:p>
          </table:table-cell>
        </table:table-row>
      </table:table>
      <text:section text:style-name="Sect1" text:name="a17">
        <text:p text:style-name="Text_20_body">Here is the answer and explanation</text:p>
        <text:p text:style-name="P1">Answer : Option A</text:p>
        <text:p text:style-name="P1">Explanation : </text:p>
        <text:p text:style-name="P1">The difference between two successive terms from the beginning are 7, 5, 7, 5, 7, 5<text:line-break/><text:line-break/>Hence, in place of 40, right number is 37+5=42</text:p>
      </text:section>
      <text:p text:style-name="Text_20_body"/>
      <table:table table:name="Table35" table:style-name="Table35">
        <table:table-column table:style-name="Table35.A"/>
        <table:table-column table:style-name="Table35.B"/>
        <table:table-row>
          <table:table-cell table:style-name="Table35.A1" table:number-columns-spanned="2" office:value-type="string">
            <text:p text:style-name="P3">18. Find the odd man out. 445, 221, 109, 46, 25, 11, 4</text:p>
          </table:table-cell>
          <table:covered-table-cell/>
        </table:table-row>
        <table:table-row>
          <table:table-cell table:style-name="Table35.A1" office:value-type="string">
            <text:p text:style-name="P3">A. 25</text:p>
          </table:table-cell>
          <table:table-cell table:style-name="Table35.A1" office:value-type="string">
            <text:p text:style-name="P3">B. 109</text:p>
          </table:table-cell>
        </table:table-row>
        <table:table-row>
          <table:table-cell table:style-name="Table35.A1" office:value-type="string">
            <text:p text:style-name="P3">C. 46</text:p>
          </table:table-cell>
          <table:table-cell table:style-name="Table35.A1" office:value-type="string">
            <text:p text:style-name="P3">D. 221</text:p>
          </table:table-cell>
        </table:table-row>
      </table:table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section text:style-name="Sect1" text:name="o18">
              <text:p text:style-name="Table_20_Contents"><text:a xlink:type="simple" xlink:href="javascript:hideAnswer('a18','o18');" text:style-name="Internet_20_link" text:visited-style-name="Visited_20_Internet_20_Link">Hide Answer</text:a></text:p>
            </text:section>
            <text:p text:style-name="P2">|</text:p>
            <text:section text:style-name="Sect1" text:name="p18">
              <text:p text:style-name="Table_20_Contents"><text:bookmark text:name="q18"/><text:a xlink:type="simple" xlink:href="javascript:showNB(18)" text:style-name="Internet_20_link" text:visited-style-name="Visited_20_Internet_20_Link">Notebook</text:a></text:p>
            </text:section>
          </table:table-cell>
          <table:table-cell table:style-name="Table36.A1" office:value-type="string">
            <text:p text:style-name="Table_20_Contents">| <text:a xlink:type="simple" xlink:href="https://www.careerbless.com/aptitude/qa/discuss/series1/00000029418.php" text:style-name="Internet_20_link" text:visited-style-name="Visited_20_Internet_20_Link">Discuss</text:a></text:p>
          </table:table-cell>
        </table:table-row>
      </table:table>
      <text:section text:style-name="Sect1" text:name="a18">
        <text:p text:style-name="Text_20_body">Here is the answer and explanation</text:p>
        <text:p text:style-name="P1">Answer : Option C</text:p>
        <text:p text:style-name="P1">Explanation : </text:p>
        <text:p text:style-name="P1">To obtain next number, subtract 3 from the previous number and divide the result by 2<text:line-break/><text:line-break/>445<text:line-break/><text:line-break/>(445-3)/2 = 221<text:line-break/><text:line-break/>(221-3)/2 = 109<text:line-break/><text:line-break/>(109-3)/2 = 53<text:line-break/><text:line-break/>(53-3)/2 = 25<text:line-break/><text:line-break/>(25-3)/2 = 11<text:line-break/><text:line-break/>(11-3)/2 = 4<text:line-break/><text:line-break/>Clearly, 53 should have come in place of 46</text:p>
      </text:section>
      <text:p text:style-name="Text_20_body"/>
      <table:table table:name="Table37" table:style-name="Table37">
        <table:table-column table:style-name="Table37.A"/>
        <table:table-column table:style-name="Table37.B"/>
        <text:soft-page-break/>
        <table:table-row>
          <table:table-cell table:style-name="Table37.A1" table:number-columns-spanned="2" office:value-type="string">
            <text:p text:style-name="P3">19. Find the odd man out. 1050, 510, 242, 106, 46, 16, 3</text:p>
          </table:table-cell>
          <table:covered-table-cell/>
        </table:table-row>
        <table:table-row>
          <table:table-cell table:style-name="Table37.A1" office:value-type="string">
            <text:p text:style-name="P3">A. 46</text:p>
          </table:table-cell>
          <table:table-cell table:style-name="Table37.A1" office:value-type="string">
            <text:p text:style-name="P3">B. 106</text:p>
          </table:table-cell>
        </table:table-row>
        <table:table-row>
          <table:table-cell table:style-name="Table37.A1" office:value-type="string">
            <text:p text:style-name="P3">C. 510</text:p>
          </table:table-cell>
          <table:table-cell table:style-name="Table37.A1" office:value-type="string">
            <text:p text:style-name="P3">D. 1050</text:p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section text:style-name="Sect1" text:name="o19">
              <text:p text:style-name="Table_20_Contents"><text:a xlink:type="simple" xlink:href="javascript:hideAnswer('a19','o19');" text:style-name="Internet_20_link" text:visited-style-name="Visited_20_Internet_20_Link">Hide Answer</text:a></text:p>
            </text:section>
            <text:p text:style-name="P2">|</text:p>
            <text:section text:style-name="Sect1" text:name="p19">
              <text:p text:style-name="Table_20_Contents"><text:bookmark text:name="q19"/><text:a xlink:type="simple" xlink:href="javascript:showNB(19)" text:style-name="Internet_20_link" text:visited-style-name="Visited_20_Internet_20_Link">Notebook</text:a></text:p>
            </text:section>
          </table:table-cell>
          <table:table-cell table:style-name="Table38.A1" office:value-type="string">
            <text:p text:style-name="Table_20_Contents">| <text:a xlink:type="simple" xlink:href="https://www.careerbless.com/aptitude/qa/discuss/series1/00000029419.php" text:style-name="Internet_20_link" text:visited-style-name="Visited_20_Internet_20_Link">Discuss</text:a></text:p>
          </table:table-cell>
        </table:table-row>
      </table:table>
      <text:section text:style-name="Sect1" text:name="a19">
        <text:p text:style-name="Text_20_body">Here is the answer and explanation</text:p>
        <text:p text:style-name="P1">Answer : Option B</text:p>
        <text:p text:style-name="P1">Explanation : </text:p>
        <text:p text:style-name="P1">1050<text:line-break/><text:line-break/>(1050 - 30)/2 = 510<text:line-break/><text:line-break/>(510 - 26)/2 = 242<text:line-break/><text:line-break/>(242 - 22)/2 = 110<text:line-break/><text:line-break/>(110 - 18)/2 = 46<text:line-break/><text:line-break/>(46- 14)/2 = 16<text:line-break/><text:line-break/>(16- 10)/2 = 3<text:line-break/><text:line-break/>Hence, 110 should have come in place of 106</text:p>
      </text:section>
      <text:p text:style-name="Text_20_body"/>
      <table:table table:name="Table39" table:style-name="Table39">
        <table:table-column table:style-name="Table39.A"/>
        <table:table-column table:style-name="Table39.B"/>
        <table:table-row>
          <table:table-cell table:style-name="Table39.A1" table:number-columns-spanned="2" office:value-type="string">
            <text:p text:style-name="P3">20. Find the odd man out. 2, 3, 5, 9, 12, 17, 23</text:p>
          </table:table-cell>
          <table:covered-table-cell/>
        </table:table-row>
        <table:table-row>
          <table:table-cell table:style-name="Table39.A1" office:value-type="string">
            <text:p text:style-name="P3">A. 12</text:p>
          </table:table-cell>
          <table:table-cell table:style-name="Table39.A1" office:value-type="string">
            <text:p text:style-name="P3">B. 9</text:p>
          </table:table-cell>
        </table:table-row>
        <table:table-row>
          <table:table-cell table:style-name="Table39.A1" office:value-type="string">
            <text:p text:style-name="P3">C. 23</text:p>
          </table:table-cell>
          <table:table-cell table:style-name="Table39.A1" office:value-type="string">
            <text:p text:style-name="P3">D. 2</text:p>
          </table:table-cell>
        </table:table-row>
      </table:table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section text:style-name="Sect1" text:name="o20">
              <text:p text:style-name="Table_20_Contents"><text:a xlink:type="simple" xlink:href="javascript:hideAnswer('a20','o20');" text:style-name="Internet_20_link" text:visited-style-name="Visited_20_Internet_20_Link">Hide Answer</text:a></text:p>
            </text:section>
            <text:p text:style-name="P2">|</text:p>
            <text:section text:style-name="Sect1" text:name="p20">
              <text:p text:style-name="Table_20_Contents"><text:bookmark text:name="q20"/><text:a xlink:type="simple" xlink:href="javascript:showNB(20)" text:style-name="Internet_20_link" text:visited-style-name="Visited_20_Internet_20_Link">Notebook</text:a></text:p>
            </text:section>
          </table:table-cell>
          <table:table-cell table:style-name="Table40.A1" office:value-type="string">
            <text:p text:style-name="Table_20_Contents">| <text:a xlink:type="simple" xlink:href="https://www.careerbless.com/aptitude/qa/discuss/series1/00000029420.php" text:style-name="Internet_20_link" text:visited-style-name="Visited_20_Internet_20_Link">Discuss</text:a></text:p>
          </table:table-cell>
        </table:table-row>
      </table:table>
      <text:section text:style-name="Sect1" text:name="a20">
        <text:p text:style-name="Text_20_body">Here is the answer and explanation</text:p>
        <text:p text:style-name="P1">Answer : Option B</text:p>
        <text:p text:style-name="P1">Explanation : </text:p>
        <text:p text:style-name="P1">2<text:line-break/><text:line-break/><text:soft-page-break/>2 + 1 = 3<text:line-break/><text:line-break/>3 + 2 = 5<text:line-break/><text:line-break/>5 + 3 = 8<text:line-break/><text:line-break/>8 + 4 = 12<text:line-break/><text:line-break/>12 + 5 = 17<text:line-break/><text:line-break/>17 + 6 = 23<text:line-break/><text:line-break/>ie, 8 should have come in place of 9</text:p>
      </text:section>
      <text:p text:style-name="Text_20_body"/>
      <table:table table:name="Table41" table:style-name="Table41">
        <table:table-column table:style-name="Table41.A"/>
        <table:table-column table:style-name="Table41.B"/>
        <table:table-row>
          <table:table-cell table:style-name="Table41.A1" table:number-columns-spanned="2" office:value-type="string">
            <text:p text:style-name="P3">21. Find the odd man out. 3, 8, 18, 38, 78, 158, 316</text:p>
          </table:table-cell>
          <table:covered-table-cell/>
        </table:table-row>
        <table:table-row>
          <table:table-cell table:style-name="Table41.A1" office:value-type="string">
            <text:p text:style-name="P3">A. 38</text:p>
          </table:table-cell>
          <table:table-cell table:style-name="Table41.A1" office:value-type="string">
            <text:p text:style-name="P3">B. 158</text:p>
          </table:table-cell>
        </table:table-row>
        <table:table-row>
          <table:table-cell table:style-name="Table41.A1" office:value-type="string">
            <text:p text:style-name="P3">C. 316</text:p>
          </table:table-cell>
          <table:table-cell table:style-name="Table41.A1" office:value-type="string">
            <text:p text:style-name="P3">D. 8</text:p>
          </table:table-cell>
        </table:table-row>
      </table:table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section text:style-name="Sect1" text:name="o21">
              <text:p text:style-name="Table_20_Contents"><text:a xlink:type="simple" xlink:href="javascript:hideAnswer('a21','o21');" text:style-name="Internet_20_link" text:visited-style-name="Visited_20_Internet_20_Link">Hide Answer</text:a></text:p>
            </text:section>
            <text:p text:style-name="P2">|</text:p>
            <text:section text:style-name="Sect1" text:name="p21">
              <text:p text:style-name="Table_20_Contents"><text:bookmark text:name="q21"/><text:a xlink:type="simple" xlink:href="javascript:showNB(21)" text:style-name="Internet_20_link" text:visited-style-name="Visited_20_Internet_20_Link">Notebook</text:a></text:p>
            </text:section>
          </table:table-cell>
          <table:table-cell table:style-name="Table42.A1" office:value-type="string">
            <text:p text:style-name="Table_20_Contents">| <text:a xlink:type="simple" xlink:href="https://www.careerbless.com/aptitude/qa/discuss/series1/00000029421.php" text:style-name="Internet_20_link" text:visited-style-name="Visited_20_Internet_20_Link">Discuss</text:a></text:p>
          </table:table-cell>
        </table:table-row>
      </table:table>
      <text:section text:style-name="Sect1" text:name="a21">
        <text:p text:style-name="Text_20_body">Here is the answer and explanation</text:p>
        <text:p text:style-name="P1">Answer : Option C</text:p>
        <text:p text:style-name="P1">Explanation : </text:p>
        <text:p text:style-name="P1">3<text:line-break/><text:line-break/>3 × 2 + 2 = 8<text:line-break/><text:line-break/>8 × 2 + 2 = 18<text:line-break/><text:line-break/>18 × 2 + 2 = 38<text:line-break/><text:line-break/>38 × 2 + 2 = 78<text:line-break/><text:line-break/>78 × 2 + 2 = 158<text:line-break/><text:line-break/>158 × 2 + 2 = 318<text:line-break/><text:line-break/>Hence, 316 is wrong and 318 should have come in place of that</text:p>
      </text:section>
      <text:p text:style-name="Text_20_body"/>
      <table:table table:name="Table43" table:style-name="Table43">
        <table:table-column table:style-name="Table43.A"/>
        <table:table-column table:style-name="Table43.B"/>
        <text:soft-page-break/>
        <table:table-row>
          <table:table-cell table:style-name="Table43.A1" table:number-columns-spanned="2" office:value-type="string">
            <text:p text:style-name="P3">22. Find the odd man out. 5, 6, 14, 45, 185, 925, 5556</text:p>
          </table:table-cell>
          <table:covered-table-cell/>
        </table:table-row>
        <table:table-row>
          <table:table-cell table:style-name="Table43.A1" office:value-type="string">
            <text:p text:style-name="P3">A. 5556</text:p>
          </table:table-cell>
          <table:table-cell table:style-name="Table43.A1" office:value-type="string">
            <text:p text:style-name="P3">B. 925</text:p>
          </table:table-cell>
        </table:table-row>
        <table:table-row>
          <table:table-cell table:style-name="Table43.A1" office:value-type="string">
            <text:p text:style-name="P3">C. 185</text:p>
          </table:table-cell>
          <table:table-cell table:style-name="Table43.A1" office:value-type="string">
            <text:p text:style-name="P3">D. 6</text:p>
          </table:table-cell>
        </table:table-row>
      </table:table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section text:style-name="Sect1" text:name="o22">
              <text:p text:style-name="Table_20_Contents"><text:a xlink:type="simple" xlink:href="javascript:hideAnswer('a22','o22');" text:style-name="Internet_20_link" text:visited-style-name="Visited_20_Internet_20_Link">Hide Answer</text:a></text:p>
            </text:section>
            <text:p text:style-name="P2">|</text:p>
            <text:section text:style-name="Sect1" text:name="p22">
              <text:p text:style-name="Table_20_Contents"><text:bookmark text:name="q22"/><text:a xlink:type="simple" xlink:href="javascript:showNB(22)" text:style-name="Internet_20_link" text:visited-style-name="Visited_20_Internet_20_Link">Notebook</text:a></text:p>
            </text:section>
          </table:table-cell>
          <table:table-cell table:style-name="Table44.A1" office:value-type="string">
            <text:p text:style-name="Table_20_Contents">| <text:a xlink:type="simple" xlink:href="https://www.careerbless.com/aptitude/qa/discuss/series1/00000029422.php" text:style-name="Internet_20_link" text:visited-style-name="Visited_20_Internet_20_Link">Discuss</text:a></text:p>
          </table:table-cell>
        </table:table-row>
      </table:table>
      <text:section text:style-name="Sect1" text:name="a22">
        <text:p text:style-name="Text_20_body">Here is the answer and explanation</text:p>
        <text:p text:style-name="P1">Answer : Option C</text:p>
        <text:p text:style-name="P1">Explanation : </text:p>
        <text:p text:style-name="P1">5 × 1 + 1 = 6<text:line-break/><text:line-break/>6 × 2 + 2 = 14<text:line-break/><text:line-break/>14 × 3 + 3 = 45<text:line-break/><text:line-break/>45 × 4 + 4 = 184<text:line-break/><text:line-break/>184 × 5 + 5 = 925<text:line-break/><text:line-break/>925 × 6 + 6 = 5556<text:line-break/><text:line-break/>Hence, it is clear that 184 should have come instead of 185</text:p>
      </text:section>
      <text:p text:style-name="Text_20_body"/>
      <table:table table:name="Table45" table:style-name="Table45">
        <table:table-column table:style-name="Table45.A"/>
        <table:table-column table:style-name="Table45.B"/>
        <table:table-row>
          <table:table-cell table:style-name="Table45.A1" table:number-columns-spanned="2" office:value-type="string">
            <text:p text:style-name="P3">23. Find the odd man out. 23, 27, 36, 52, 77, 111, 162</text:p>
          </table:table-cell>
          <table:covered-table-cell/>
        </table:table-row>
        <table:table-row>
          <table:table-cell table:style-name="Table45.A1" office:value-type="string">
            <text:p text:style-name="P3">A. 162</text:p>
          </table:table-cell>
          <table:table-cell table:style-name="Table45.A1" office:value-type="string">
            <text:p text:style-name="P3">B. 111</text:p>
          </table:table-cell>
        </table:table-row>
        <table:table-row>
          <table:table-cell table:style-name="Table45.A1" office:value-type="string">
            <text:p text:style-name="P3">C. 52</text:p>
          </table:table-cell>
          <table:table-cell table:style-name="Table45.A1" office:value-type="string">
            <text:p text:style-name="P3">D. 27</text:p>
          </table:table-cell>
        </table:table-row>
      </table:table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section text:style-name="Sect1" text:name="o23">
              <text:p text:style-name="Table_20_Contents"><text:a xlink:type="simple" xlink:href="javascript:hideAnswer('a23','o23');" text:style-name="Internet_20_link" text:visited-style-name="Visited_20_Internet_20_Link">Hide Answer</text:a></text:p>
            </text:section>
            <text:p text:style-name="P2">|</text:p>
            <text:section text:style-name="Sect1" text:name="p23">
              <text:p text:style-name="Table_20_Contents"><text:bookmark text:name="q23"/><text:a xlink:type="simple" xlink:href="javascript:showNB(23)" text:style-name="Internet_20_link" text:visited-style-name="Visited_20_Internet_20_Link">Notebook</text:a></text:p>
            </text:section>
          </table:table-cell>
          <table:table-cell table:style-name="Table46.A1" office:value-type="string">
            <text:p text:style-name="Table_20_Contents">| <text:a xlink:type="simple" xlink:href="https://www.careerbless.com/aptitude/qa/discuss/series1/00000029423.php" text:style-name="Internet_20_link" text:visited-style-name="Visited_20_Internet_20_Link">Discuss</text:a></text:p>
          </table:table-cell>
        </table:table-row>
      </table:table>
      <text:section text:style-name="Sect1" text:name="a23">
        <text:p text:style-name="Text_20_body">Here is the answer and explanation</text:p>
        <text:p text:style-name="P1">Answer : Option B</text:p>
        <text:p text:style-name="P1">Explanation : </text:p>
        <text:p text:style-name="P1">23 + 2<text:span text:style-name="T1">2</text:span> = 27<text:line-break/><text:line-break/>27 + 3<text:span text:style-name="T1">2</text:span> = 36<text:line-break/><text:line-break/><text:soft-page-break/>36 + 4<text:span text:style-name="T1">2</text:span> = 52<text:line-break/><text:line-break/>52 + 5<text:span text:style-name="T1">2</text:span> = 77<text:line-break/><text:line-break/>77 + 6<text:span text:style-name="T1">2</text:span> = 113<text:line-break/><text:line-break/>113 + 7<text:span text:style-name="T1">2</text:span> = 162<text:line-break/><text:line-break/>Hence, 113 should have come in place of 111</text:p>
      </text:section>
      <text:p text:style-name="Text_20_body"/>
      <table:table table:name="Table47" table:style-name="Table47">
        <table:table-column table:style-name="Table47.A"/>
        <table:table-column table:style-name="Table47.B"/>
        <table:table-row>
          <table:table-cell table:style-name="Table47.A1" table:number-columns-spanned="2" office:value-type="string">
            <text:p text:style-name="P3">24. Find the odd man out. 241, 263, 248, 271, 255, 277, 262</text:p>
          </table:table-cell>
          <table:covered-table-cell/>
        </table:table-row>
        <table:table-row>
          <table:table-cell table:style-name="Table47.A1" office:value-type="string">
            <text:p text:style-name="P3">A. 277</text:p>
          </table:table-cell>
          <table:table-cell table:style-name="Table47.A1" office:value-type="string">
            <text:p text:style-name="P3">B. 271</text:p>
          </table:table-cell>
        </table:table-row>
        <table:table-row>
          <table:table-cell table:style-name="Table47.A1" office:value-type="string">
            <text:p text:style-name="P3">C. 263</text:p>
          </table:table-cell>
          <table:table-cell table:style-name="Table47.A1" office:value-type="string">
            <text:p text:style-name="P3">D. 241</text:p>
          </table:table-cell>
        </table:table-row>
      </table:table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section text:style-name="Sect1" text:name="o24">
              <text:p text:style-name="Table_20_Contents"><text:a xlink:type="simple" xlink:href="javascript:hideAnswer('a24','o24');" text:style-name="Internet_20_link" text:visited-style-name="Visited_20_Internet_20_Link">Hide Answer</text:a></text:p>
            </text:section>
            <text:p text:style-name="P2">|</text:p>
            <text:section text:style-name="Sect1" text:name="p24">
              <text:p text:style-name="Table_20_Contents"><text:bookmark text:name="q24"/><text:a xlink:type="simple" xlink:href="javascript:showNB(24)" text:style-name="Internet_20_link" text:visited-style-name="Visited_20_Internet_20_Link">Notebook</text:a></text:p>
            </text:section>
          </table:table-cell>
          <table:table-cell table:style-name="Table48.A1" office:value-type="string">
            <text:p text:style-name="Table_20_Contents">| <text:a xlink:type="simple" xlink:href="https://www.careerbless.com/aptitude/qa/discuss/series1/00000029424.php" text:style-name="Internet_20_link" text:visited-style-name="Visited_20_Internet_20_Link">Discuss</text:a></text:p>
          </table:table-cell>
        </table:table-row>
      </table:table>
      <text:section text:style-name="Sect1" text:name="a24">
        <text:p text:style-name="Text_20_body">Here is the answer and explanation</text:p>
        <text:p text:style-name="P1">Answer : Option B</text:p>
        <text:p text:style-name="P1">Explanation : </text:p>
        <text:p text:style-name="P1">Alternatively 22 is added and 15 is subtracted from the terms. Hence, 271 is wrong<text:line-break/><text:line-break/>241<text:line-break/><text:line-break/>241 + 22 = 263<text:line-break/><text:line-break/>263 - 15 = 248<text:line-break/><text:line-break/>248 + 22 = 270<text:line-break/><text:line-break/>270 - 15 = 255<text:line-break/><text:line-break/>255 + 22 = 277<text:line-break/><text:line-break/>277 - 15 = 262</text:p>
      </text:section>
      <text:p text:style-name="Text_20_body"/>
      <table:table table:name="Table49" table:style-name="Table49">
        <table:table-column table:style-name="Table49.A"/>
        <table:table-column table:style-name="Table49.B"/>
        <table:table-row>
          <table:table-cell table:style-name="Table49.A1" table:number-columns-spanned="2" office:value-type="string">
            <text:p text:style-name="P3">25. Find the odd man out. 125, 127, 130, 135, 142, 153, 165</text:p>
          </table:table-cell>
          <table:covered-table-cell/>
        </table:table-row>
        <table:table-row>
          <table:table-cell table:style-name="Table49.A1" office:value-type="string">
            <text:p text:style-name="P3">A. 165</text:p>
          </table:table-cell>
          <table:table-cell table:style-name="Table49.A1" office:value-type="string">
            <text:p text:style-name="P3">B. 142<text:soft-page-break/></text:p>
          </table:table-cell>
        </table:table-row>
        <table:table-row>
          <table:table-cell table:style-name="Table49.A1" office:value-type="string">
            <text:p text:style-name="P3">C. 153</text:p>
          </table:table-cell>
          <table:table-cell table:style-name="Table49.A1" office:value-type="string">
            <text:p text:style-name="P3">D. 130</text:p>
          </table:table-cell>
        </table:table-row>
      </table:table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section text:style-name="Sect1" text:name="o25">
              <text:p text:style-name="Table_20_Contents"><text:a xlink:type="simple" xlink:href="javascript:hideAnswer('a25','o25');" text:style-name="Internet_20_link" text:visited-style-name="Visited_20_Internet_20_Link">Hide Answer</text:a></text:p>
            </text:section>
            <text:p text:style-name="P2">|</text:p>
            <text:section text:style-name="Sect1" text:name="p25">
              <text:p text:style-name="Table_20_Contents"><text:bookmark text:name="q25"/><text:a xlink:type="simple" xlink:href="javascript:showNB(25)" text:style-name="Internet_20_link" text:visited-style-name="Visited_20_Internet_20_Link">Notebook</text:a></text:p>
            </text:section>
          </table:table-cell>
          <table:table-cell table:style-name="Table50.A1" office:value-type="string">
            <text:p text:style-name="Table_20_Contents">| <text:a xlink:type="simple" xlink:href="https://www.careerbless.com/aptitude/qa/discuss/series1/00000029425.php" text:style-name="Internet_20_link" text:visited-style-name="Visited_20_Internet_20_Link">Discuss</text:a></text:p>
          </table:table-cell>
        </table:table-row>
      </table:table>
      <text:section text:style-name="Sect1" text:name="a25">
        <text:p text:style-name="Text_20_body">Here is the answer and explanation</text:p>
        <text:p text:style-name="P1">Answer : Option A</text:p>
        <text:p text:style-name="P1">Explanation : </text:p>
        <text:p text:style-name="P1">Prime numbers 2, 3, 5, 7, 11, 13 are added successively. Hence, 165 is wrong</text:p>
      </text:section>
      <text:p text:style-name="Text_20_body"/>
      <table:table table:name="Table51" table:style-name="Table51">
        <table:table-column table:style-name="Table51.A"/>
        <table:table-column table:style-name="Table51.B"/>
        <table:table-row>
          <table:table-cell table:style-name="Table51.A1" table:number-columns-spanned="2" office:value-type="string">
            <text:p text:style-name="P3">26. Find the odd man out. 5, 10, 40, 81, 320, 640, 2560</text:p>
          </table:table-cell>
          <table:covered-table-cell/>
        </table:table-row>
        <table:table-row>
          <table:table-cell table:style-name="Table51.A1" office:value-type="string">
            <text:p text:style-name="P3">A. 40</text:p>
          </table:table-cell>
          <table:table-cell table:style-name="Table51.A1" office:value-type="string">
            <text:p text:style-name="P3">B. 81</text:p>
          </table:table-cell>
        </table:table-row>
        <table:table-row>
          <table:table-cell table:style-name="Table51.A1" office:value-type="string">
            <text:p text:style-name="P3">C. 320</text:p>
          </table:table-cell>
          <table:table-cell table:style-name="Table51.A1" office:value-type="string">
            <text:p text:style-name="P3">D. 2560</text:p>
          </table:table-cell>
        </table:table-row>
      </table:table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section text:style-name="Sect1" text:name="o26">
              <text:p text:style-name="Table_20_Contents"><text:a xlink:type="simple" xlink:href="javascript:hideAnswer('a26','o26');" text:style-name="Internet_20_link" text:visited-style-name="Visited_20_Internet_20_Link">Hide Answer</text:a></text:p>
            </text:section>
            <text:p text:style-name="P2">|</text:p>
            <text:section text:style-name="Sect1" text:name="p26">
              <text:p text:style-name="Table_20_Contents"><text:bookmark text:name="q26"/><text:a xlink:type="simple" xlink:href="javascript:showNB(26)" text:style-name="Internet_20_link" text:visited-style-name="Visited_20_Internet_20_Link">Notebook</text:a></text:p>
            </text:section>
          </table:table-cell>
          <table:table-cell table:style-name="Table52.A1" office:value-type="string">
            <text:p text:style-name="Table_20_Contents">| <text:a xlink:type="simple" xlink:href="https://www.careerbless.com/aptitude/qa/discuss/series1/00000029426.php" text:style-name="Internet_20_link" text:visited-style-name="Visited_20_Internet_20_Link">Discuss</text:a></text:p>
          </table:table-cell>
        </table:table-row>
      </table:table>
      <text:section text:style-name="Sect1" text:name="a26">
        <text:p text:style-name="Text_20_body">Here is the answer and explanation</text:p>
        <text:p text:style-name="P1">Answer : Option B</text:p>
        <text:p text:style-name="P1">Explanation : </text:p>
        <text:p text:style-name="P1">Alternatively 2 and 4 are multiplied with the previous terms<text:line-break/><text:line-break/>5<text:line-break/><text:line-break/>5 × 2 = 10<text:line-break/><text:line-break/>10 × 4 = 40<text:line-break/><text:line-break/>40 × 2 = 80<text:line-break/><text:line-break/>80 × 4 = 320<text:line-break/><text:line-break/>320 × 2 = 640<text:line-break/><text:line-break/>640 × 4 = 2560<text:line-break/><text:line-break/>Hence, 81 is wrong. 80 should have come in place of 81.</text:p>
      </text:section>
      <text:p text:style-name="Text_20_body"><text:soft-page-break/></text:p>
      <table:table table:name="Table53" table:style-name="Table53">
        <table:table-column table:style-name="Table53.A"/>
        <table:table-column table:style-name="Table53.B"/>
        <table:table-row>
          <table:table-cell table:style-name="Table53.A1" table:number-columns-spanned="2" office:value-type="string">
            <text:p text:style-name="P3">27. Find the odd man out. 12, 21, 32, 45, 60, 77, 95</text:p>
          </table:table-cell>
          <table:covered-table-cell/>
        </table:table-row>
        <table:table-row>
          <table:table-cell table:style-name="Table53.A1" office:value-type="string">
            <text:p text:style-name="P3">A. 95</text:p>
          </table:table-cell>
          <table:table-cell table:style-name="Table53.A1" office:value-type="string">
            <text:p text:style-name="P3">B. 45</text:p>
          </table:table-cell>
        </table:table-row>
        <table:table-row>
          <table:table-cell table:style-name="Table53.A1" office:value-type="string">
            <text:p text:style-name="P3">C. 32</text:p>
          </table:table-cell>
          <table:table-cell table:style-name="Table53.A1" office:value-type="string">
            <text:p text:style-name="P3">D. 21</text:p>
          </table:table-cell>
        </table:table-row>
      </table:table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section text:style-name="Sect1" text:name="o27">
              <text:p text:style-name="Table_20_Contents"><text:a xlink:type="simple" xlink:href="javascript:hideAnswer('a27','o27');" text:style-name="Internet_20_link" text:visited-style-name="Visited_20_Internet_20_Link">Hide Answer</text:a></text:p>
            </text:section>
            <text:p text:style-name="P2">|</text:p>
            <text:section text:style-name="Sect1" text:name="p27">
              <text:p text:style-name="Table_20_Contents"><text:bookmark text:name="q27"/><text:a xlink:type="simple" xlink:href="javascript:showNB(27)" text:style-name="Internet_20_link" text:visited-style-name="Visited_20_Internet_20_Link">Notebook</text:a></text:p>
            </text:section>
          </table:table-cell>
          <table:table-cell table:style-name="Table54.A1" office:value-type="string">
            <text:p text:style-name="Table_20_Contents">| <text:a xlink:type="simple" xlink:href="https://www.careerbless.com/aptitude/qa/discuss/series1/00000029427.php" text:style-name="Internet_20_link" text:visited-style-name="Visited_20_Internet_20_Link">Discuss</text:a></text:p>
          </table:table-cell>
        </table:table-row>
      </table:table>
      <text:section text:style-name="Sect1" text:name="a27">
        <text:p text:style-name="Text_20_body">Here is the answer and explanation</text:p>
        <text:p text:style-name="P1">Answer : Option A</text:p>
        <text:p text:style-name="P1">Explanation : </text:p>
        <text:p text:style-name="P1">12 + 9 = 21<text:line-break/><text:line-break/>21 + 11 = 32<text:line-break/><text:line-break/>32 + 13 = 45<text:line-break/><text:line-break/>45 + 15 = 60<text:line-break/><text:line-break/>60 + 17 = 77<text:line-break/><text:line-break/>77 + 19 = 96<text:line-break/><text:line-break/>Hence, 95 is wrong. 96 should have come in place of 95</text:p>
      </text:section>
      <text:p text:style-name="Text_20_body"/>
      <table:table table:name="Table55" table:style-name="Table55">
        <table:table-column table:style-name="Table55.A"/>
        <table:table-column table:style-name="Table55.B"/>
        <table:table-row>
          <table:table-cell table:style-name="Table55.A1" table:number-columns-spanned="2" office:value-type="string">
            <text:p text:style-name="P3">28. Find the odd man out. 3, 5, 15, 75, 1120, 84375</text:p>
          </table:table-cell>
          <table:covered-table-cell/>
        </table:table-row>
        <table:table-row>
          <table:table-cell table:style-name="Table55.A1" office:value-type="string">
            <text:p text:style-name="P3">A. 84375</text:p>
          </table:table-cell>
          <table:table-cell table:style-name="Table55.A1" office:value-type="string">
            <text:p text:style-name="P3">B. 1120</text:p>
          </table:table-cell>
        </table:table-row>
        <table:table-row>
          <table:table-cell table:style-name="Table55.A1" office:value-type="string">
            <text:p text:style-name="P3">C. 15</text:p>
          </table:table-cell>
          <table:table-cell table:style-name="Table55.A1" office:value-type="string">
            <text:p text:style-name="P3">D. 3</text:p>
          </table:table-cell>
        </table:table-row>
      </table:table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section text:style-name="Sect1" text:name="o28">
              <text:p text:style-name="Table_20_Contents"><text:a xlink:type="simple" xlink:href="javascript:hideAnswer('a28','o28');" text:style-name="Internet_20_link" text:visited-style-name="Visited_20_Internet_20_Link">Hide Answer</text:a></text:p>
            </text:section>
            <text:p text:style-name="P2">|</text:p>
            <text:section text:style-name="Sect1" text:name="p28">
              <text:p text:style-name="Table_20_Contents"><text:bookmark text:name="q28"/><text:a xlink:type="simple" xlink:href="javascript:showNB(28)" text:style-name="Internet_20_link" text:visited-style-name="Visited_20_Internet_20_Link">Notebook</text:a></text:p>
            </text:section>
          </table:table-cell>
          <table:table-cell table:style-name="Table56.A1" office:value-type="string">
            <text:p text:style-name="Table_20_Contents">| <text:a xlink:type="simple" xlink:href="https://www.careerbless.com/aptitude/qa/discuss/series1/00000029428.php" text:style-name="Internet_20_link" text:visited-style-name="Visited_20_Internet_20_Link">Discuss</text:a></text:p>
          </table:table-cell>
        </table:table-row>
      </table:table>
      <text:section text:style-name="Sect1" text:name="a28">
        <text:p text:style-name="Text_20_body">Here is the answer and explanation</text:p>
        <text:p text:style-name="P1">Answer : Option B</text:p>
        <text:p text:style-name="P1">Explanation : </text:p>
        <text:p text:style-name="P1">Pattern : 1st * 2nd = 3rd, 2nd * 3rd = 4th, etc.<text:line-break/><text:line-break/><text:soft-page-break/>3<text:line-break/><text:line-break/>5<text:line-break/><text:line-break/>3 × 5 = 15<text:line-break/><text:line-break/>5 × 15 = 75<text:line-break/><text:line-break/>15 × 75 = 1125<text:line-break/><text:line-break/>75 × 1125 = 84375<text:line-break/><text:line-break/>Hence, 1120 is wrong. 1125 should have come in place of 1120</text:p>
      </text:section>
      <text:p text:style-name="Text_20_body"/>
      <table:table table:name="Table57" table:style-name="Table57">
        <table:table-column table:style-name="Table57.A"/>
        <table:table-column table:style-name="Table57.B"/>
        <table:table-row>
          <table:table-cell table:style-name="Table57.A1" table:number-columns-spanned="2" office:value-type="string">
            <text:p text:style-name="P3">29. Find the odd man out. 3576, 1784, 888, 440, 216, 105, 48</text:p>
          </table:table-cell>
          <table:covered-table-cell/>
        </table:table-row>
        <table:table-row>
          <table:table-cell table:style-name="Table57.A1" office:value-type="string">
            <text:p text:style-name="P3">A. 105</text:p>
          </table:table-cell>
          <table:table-cell table:style-name="Table57.A1" office:value-type="string">
            <text:p text:style-name="P3">B. 216</text:p>
          </table:table-cell>
        </table:table-row>
        <table:table-row>
          <table:table-cell table:style-name="Table57.A1" office:value-type="string">
            <text:p text:style-name="P3">C. 888</text:p>
          </table:table-cell>
          <table:table-cell table:style-name="Table57.A1" office:value-type="string">
            <text:p text:style-name="P3">D. 1784</text:p>
          </table:table-cell>
        </table:table-row>
      </table:table>
      <table:table table:name="Table58" table:style-name="Table58">
        <table:table-column table:style-name="Table58.A"/>
        <table:table-column table:style-name="Table58.B"/>
        <table:table-row>
          <table:table-cell table:style-name="Table58.A1" office:value-type="string">
            <text:section text:style-name="Sect1" text:name="o29">
              <text:p text:style-name="Table_20_Contents"><text:a xlink:type="simple" xlink:href="javascript:hideAnswer('a29','o29');" text:style-name="Internet_20_link" text:visited-style-name="Visited_20_Internet_20_Link">Hide Answer</text:a></text:p>
            </text:section>
            <text:p text:style-name="P2">|</text:p>
            <text:section text:style-name="Sect1" text:name="p29">
              <text:p text:style-name="Table_20_Contents"><text:bookmark text:name="q29"/><text:a xlink:type="simple" xlink:href="javascript:showNB(29)" text:style-name="Internet_20_link" text:visited-style-name="Visited_20_Internet_20_Link">Notebook</text:a></text:p>
            </text:section>
          </table:table-cell>
          <table:table-cell table:style-name="Table58.A1" office:value-type="string">
            <text:p text:style-name="Table_20_Contents">| <text:a xlink:type="simple" xlink:href="https://www.careerbless.com/aptitude/qa/discuss/series1/00000029429.php" text:style-name="Internet_20_link" text:visited-style-name="Visited_20_Internet_20_Link">Discuss</text:a></text:p>
          </table:table-cell>
        </table:table-row>
      </table:table>
      <text:section text:style-name="Sect1" text:name="a29">
        <text:p text:style-name="Text_20_body">Here is the answer and explanation</text:p>
        <text:p text:style-name="P1">Answer : Option A</text:p>
        <text:p text:style-name="P1">Explanation : </text:p>
        <text:p text:style-name="P1">3576<text:line-break/><text:line-break/>(3576-8)/2 = 1784<text:line-break/><text:line-break/>(1784-8)/2 = 888<text:line-break/><text:line-break/>(888-8)/2 = 440<text:line-break/><text:line-break/>(440-8)/2 = 216<text:line-break/><text:line-break/>(216-8)/2 = 104<text:line-break/><text:line-break/>(104-8)/2 = 48<text:line-break/><text:line-break/>Hence, 105 is wrong. 104 should have come in place of 105</text:p>
      </text:section>
      <text:p text:style-name="Text_20_body"/>
      <table:table table:name="Table59" table:style-name="Table59">
        <table:table-column table:style-name="Table59.A"/>
        <table:table-column table:style-name="Table59.B"/>
        <text:soft-page-break/>
        <table:table-row>
          <table:table-cell table:style-name="Table59.A1" table:number-columns-spanned="2" office:value-type="string">
            <text:p text:style-name="P3">30. Find the odd man out. 30, -5, -45, -90, -145, -195, -255</text:p>
          </table:table-cell>
          <table:covered-table-cell/>
        </table:table-row>
        <table:table-row>
          <table:table-cell table:style-name="Table59.A1" office:value-type="string">
            <text:p text:style-name="P3">A. -5</text:p>
          </table:table-cell>
          <table:table-cell table:style-name="Table59.A1" office:value-type="string">
            <text:p text:style-name="P3">B. -145</text:p>
          </table:table-cell>
        </table:table-row>
        <table:table-row>
          <table:table-cell table:style-name="Table59.A1" office:value-type="string">
            <text:p text:style-name="P3">C. -255</text:p>
          </table:table-cell>
          <table:table-cell table:style-name="Table59.A1" office:value-type="string">
            <text:p text:style-name="P3">D. -195</text:p>
          </table:table-cell>
        </table:table-row>
      </table:table>
      <table:table table:name="Table60" table:style-name="Table60">
        <table:table-column table:style-name="Table60.A"/>
        <table:table-column table:style-name="Table60.B"/>
        <table:table-row>
          <table:table-cell table:style-name="Table60.A1" office:value-type="string">
            <text:section text:style-name="Sect1" text:name="o30">
              <text:p text:style-name="Table_20_Contents"><text:a xlink:type="simple" xlink:href="javascript:hideAnswer('a30','o30');" text:style-name="Internet_20_link" text:visited-style-name="Visited_20_Internet_20_Link">Hide Answer</text:a></text:p>
            </text:section>
            <text:p text:style-name="P2">|</text:p>
            <text:section text:style-name="Sect1" text:name="p30">
              <text:p text:style-name="Table_20_Contents"><text:bookmark text:name="q30"/><text:a xlink:type="simple" xlink:href="javascript:showNB(30)" text:style-name="Internet_20_link" text:visited-style-name="Visited_20_Internet_20_Link">Notebook</text:a></text:p>
            </text:section>
          </table:table-cell>
          <table:table-cell table:style-name="Table60.A1" office:value-type="string">
            <text:p text:style-name="Table_20_Contents">| <text:a xlink:type="simple" xlink:href="https://www.careerbless.com/aptitude/qa/discuss/series1/00000029430.php" text:style-name="Internet_20_link" text:visited-style-name="Visited_20_Internet_20_Link">Discuss</text:a></text:p>
          </table:table-cell>
        </table:table-row>
      </table:table>
      <text:section text:style-name="Sect1" text:name="a30">
        <text:p text:style-name="Text_20_body">Here is the answer and explanation</text:p>
        <text:p text:style-name="P1">Answer : Option B</text:p>
        <text:p text:style-name="P1">Explanation : </text:p>
        <text:p text:style-name="P1">30<text:line-break/><text:line-break/>30 - 35 = -5<text:line-break/><text:line-break/>-5 - 40 = -45<text:line-break/><text:line-break/>-45 - 45 = -90<text:line-break/><text:line-break/>-90 - 50 = -140<text:line-break/><text:line-break/>-140 - 55 = -195<text:line-break/><text:line-break/>-195 - 60 = -255<text:line-break/><text:line-break/>Hence, -145 is wrong. -140 should have come in place of -145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2:57:08.175232782</meta:creation-date>
    <dc:date>2018-12-06T15:57:48.905835272</dc:date>
    <meta:editing-duration>PT18M29S</meta:editing-duration>
    <meta:editing-cycles>3</meta:editing-cycles>
    <meta:generator>LibreOffice/5.1.6.2$Linux_X86_64 LibreOffice_project/10m0$Build-2</meta:generator>
    <meta:document-statistic meta:table-count="60" meta:image-count="0" meta:object-count="0" meta:page-count="15" meta:paragraph-count="383" meta:word-count="1942" meta:character-count="8293" meta:non-whitespace-character-count="6612"/>
  </office:meta>
</office:document-meta>
</file>